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3" style:family="table">
      <style:table-properties style:width="3.0299in" table:align="center"/>
    </style:style>
    <style:style style:name="Tabela3.A" style:family="table-column">
      <style:table-column-properties style:column-width="2.3215in"/>
    </style:style>
    <style:style style:name="Tabela3.B" style:family="table-column">
      <style:table-column-properties style:column-width="0.7083in"/>
    </style:style>
    <style:style style:name="Tabela3.A1" style:family="table-cell">
      <style:table-cell-properties fo:padding="0.0382in" fo:border-left="none" fo:border-right="none" fo:border-top="0.05pt solid #000000" fo:border-bottom="none"/>
    </style:style>
    <style:style style:name="Tabela3.A2" style:family="table-cell">
      <style:table-cell-properties fo:padding="0.0382in" fo:border="none"/>
    </style:style>
    <style:style style:name="Tabela3.A19"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Table1" style:family="table">
      <style:table-properties style:width="6.6958in" fo:margin-left="0in" table:align="left"/>
    </style:style>
    <style:style style:name="Table1.A" style:family="table-column">
      <style:table-column-properties style:column-width="3.2958in"/>
    </style:style>
    <style:style style:name="Table1.B" style:family="table-column">
      <style:table-column-properties style:column-width="0.5667in"/>
    </style:style>
    <style:style style:name="Table1.A1" style:family="table-cell">
      <style:table-cell-properties fo:padding="0.0382in" fo:border-left="none" fo:border-right="none" fo:border-top="1pt solid #000000" fo:border-bottom="1pt solid #000000"/>
    </style:style>
    <style:style style:name="Table1.A2" style:family="table-cell">
      <style:table-cell-properties fo:padding="0.0382in" fo:border="none"/>
    </style:style>
    <style:style style:name="Table1.A5" style:family="table-cell">
      <style:table-cell-properties fo:padding="0.0382in"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0b0dbc" officeooo:paragraph-rsid="000b0dbc"/>
    </style:style>
    <style:style style:name="P3" style:family="paragraph" style:parent-style-name="Text_20_body">
      <style:text-properties fo:language="en" fo:country="US" fo:font-style="italic" officeooo:rsid="003b5143" officeooo:paragraph-rsid="003b5143" style:font-style-asian="italic" style:font-style-complex="italic"/>
    </style:style>
    <style:style style:name="P4" style:family="paragraph" style:parent-style-name="Text_20_body">
      <style:text-properties fo:language="en" fo:country="US" officeooo:paragraph-rsid="003f1992"/>
    </style:style>
    <style:style style:name="P5" style:family="paragraph" style:parent-style-name="Text_20_body">
      <style:text-properties fo:language="en" fo:country="US" officeooo:paragraph-rsid="0045f804"/>
    </style:style>
    <style:style style:name="P6" style:family="paragraph" style:parent-style-name="Text_20_body">
      <style:text-properties fo:language="en" fo:country="US" officeooo:paragraph-rsid="003d28a7"/>
    </style:style>
    <style:style style:name="P7" style:family="paragraph" style:parent-style-name="Text_20_body">
      <style:text-properties fo:language="en" fo:country="US" officeooo:rsid="00440d27" officeooo:paragraph-rsid="004d72c5"/>
    </style:style>
    <style:style style:name="P8" style:family="paragraph" style:parent-style-name="Text_20_body">
      <style:paragraph-properties fo:text-align="center" style:justify-single-word="false"/>
      <style:text-properties fo:language="en" fo:country="US" fo:font-weight="bold" officeooo:rsid="005cc74a" officeooo:paragraph-rsid="005f587a" style:font-weight-asian="bold" style:font-weight-complex="bold"/>
    </style:style>
    <style:style style:name="P9" style:family="paragraph" style:parent-style-name="Text_20_body">
      <style:paragraph-properties fo:line-height="150%"/>
      <style:text-properties fo:language="en" fo:country="US"/>
    </style:style>
    <style:style style:name="P10" style:family="paragraph" style:parent-style-name="Text_20_body">
      <style:text-properties style:font-name="Times New Roman1" fo:language="en" fo:country="US" fo:font-style="normal" officeooo:rsid="0014f355" officeooo:paragraph-rsid="002867a7" style:font-style-asian="normal" style:font-style-complex="normal"/>
    </style:style>
    <style:style style:name="P11" style:family="paragraph" style:parent-style-name="Text_20_body">
      <style:text-properties style:font-name="Times New Roman1" fo:language="en" fo:country="US" fo:font-style="normal" officeooo:rsid="0014f355" officeooo:paragraph-rsid="00363be7" style:font-style-asian="normal" style:font-style-complex="normal"/>
    </style:style>
    <style:style style:name="P12" style:family="paragraph" style:parent-style-name="Text_20_body">
      <style:text-properties officeooo:rsid="00503845" officeooo:paragraph-rsid="0050fc23"/>
    </style:style>
    <style:style style:name="P13" style:family="paragraph" style:parent-style-name="Text_20_body">
      <style:text-properties officeooo:paragraph-rsid="00538061"/>
    </style:style>
    <style:style style:name="P14" style:family="paragraph" style:parent-style-name="Text_20_body">
      <style:paragraph-properties fo:line-height="150%"/>
      <style:text-properties officeooo:paragraph-rsid="005f587a"/>
    </style:style>
    <style:style style:name="P15" style:family="paragraph" style:parent-style-name="Text_20_body">
      <style:text-properties officeooo:paragraph-rsid="0065173c"/>
    </style:style>
    <style:style style:name="P16" style:family="paragraph" style:parent-style-name="Text_20_body">
      <style:paragraph-properties fo:line-height="150%"/>
      <style:text-properties officeooo:rsid="00664254" officeooo:paragraph-rsid="00664254"/>
    </style:style>
    <style:style style:name="P17" style:family="paragraph" style:parent-style-name="Text_20_body">
      <style:paragraph-properties fo:line-height="150%"/>
      <style:text-properties officeooo:rsid="0067f8ee" officeooo:paragraph-rsid="0067f8ee"/>
    </style:style>
    <style:style style:name="P18" style:family="paragraph" style:parent-style-name="Standard">
      <style:text-properties fo:language="en" fo:country="US" officeooo:rsid="00440d27" officeooo:paragraph-rsid="00440d27"/>
    </style:style>
    <style:style style:name="P19"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20"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21" style:family="paragraph" style:parent-style-name="Preformatted_20_Text">
      <style:paragraph-properties fo:line-height="150%"/>
      <style:text-properties style:font-name="Times New Roman1" fo:language="en" fo:country="US" fo:font-style="normal" officeooo:rsid="001ab3b1" officeooo:paragraph-rsid="00186ad4" style:font-style-asian="normal" style:font-style-complex="normal"/>
    </style:style>
    <style:style style:name="P22" style:family="paragraph" style:parent-style-name="Preformatted_20_Text">
      <style:paragraph-properties fo:line-height="150%"/>
      <style:text-properties style:font-name="Times New Roman1" fo:language="en" fo:country="US" fo:font-style="normal" officeooo:rsid="001ab3b1" officeooo:paragraph-rsid="00363be7" style:font-style-asian="normal" style:font-style-complex="normal"/>
    </style:style>
    <style:style style:name="P23" style:family="paragraph" style:parent-style-name="Preformatted_20_Text">
      <style:paragraph-properties fo:line-height="150%"/>
      <style:text-properties style:font-name="Times New Roman1" fo:language="en" fo:country="US" fo:font-style="normal" officeooo:rsid="00360d32" officeooo:paragraph-rsid="00360d32" style:font-style-asian="normal" style:font-style-complex="normal"/>
    </style:style>
    <style:style style:name="P24"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5"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26"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27"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28"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29"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30"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31"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32"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33"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34"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35"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36"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37"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38"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39"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40"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41" style:family="paragraph" style:parent-style-name="Standard" style:list-style-name="L11"/>
    <style:style style:name="P42" style:family="paragraph" style:parent-style-name="Text_20_body" style:list-style-name="L8">
      <style:text-properties fo:language="en" fo:country="US" officeooo:rsid="00440d27" officeooo:paragraph-rsid="00440d27"/>
    </style:style>
    <style:style style:name="P43" style:family="paragraph" style:parent-style-name="Text_20_body" style:list-style-name="L8">
      <style:text-properties fo:language="en" fo:country="US" officeooo:rsid="00440d27" officeooo:paragraph-rsid="00503845"/>
    </style:style>
    <style:style style:name="P44" style:family="paragraph" style:parent-style-name="Text_20_body" style:list-style-name="L9">
      <style:text-properties fo:language="en" fo:country="US" officeooo:rsid="004f3a57" officeooo:paragraph-rsid="004f3a57"/>
    </style:style>
    <style:style style:name="P45" style:family="paragraph" style:parent-style-name="Text_20_body" style:list-style-name="L8">
      <style:text-properties fo:language="en" fo:country="US" officeooo:rsid="004f3a57" officeooo:paragraph-rsid="004f3a57"/>
    </style:style>
    <style:style style:name="P46" style:family="paragraph" style:parent-style-name="Text_20_body" style:list-style-name="L8">
      <style:text-properties fo:language="en" fo:country="US" officeooo:rsid="00441620" officeooo:paragraph-rsid="00441620"/>
    </style:style>
    <style:style style:name="P47" style:family="paragraph" style:parent-style-name="Text_20_body" style:list-style-name="L9">
      <style:text-properties officeooo:rsid="004f3a57" officeooo:paragraph-rsid="004f3a57"/>
    </style:style>
    <style:style style:name="P48" style:family="paragraph" style:parent-style-name="Text_20_body" style:list-style-name="L10">
      <style:text-properties officeooo:rsid="004f3a57" officeooo:paragraph-rsid="004f3a57"/>
    </style:style>
    <style:style style:name="P49" style:family="paragraph" style:parent-style-name="Text_20_body" style:list-style-name="L10">
      <style:text-properties officeooo:paragraph-rsid="004d72c5"/>
    </style:style>
    <style:style style:name="P50" style:family="paragraph" style:parent-style-name="Text_20_body" style:list-style-name="L11">
      <style:text-properties officeooo:paragraph-rsid="00538061"/>
    </style:style>
    <style:style style:name="P51" style:family="paragraph" style:parent-style-name="Text_20_body">
      <style:paragraph-properties fo:line-height="150%"/>
      <style:text-properties style:font-name="Times New Roman1" fo:language="en" fo:country="US" fo:font-style="normal" officeooo:rsid="005e8d02" officeooo:paragraph-rsid="005f587a" style:font-style-asian="normal" style:font-style-complex="normal"/>
    </style:style>
    <style:style style:name="P52" style:family="paragraph" style:parent-style-name="Text_20_body">
      <style:text-properties fo:font-style="normal" officeooo:rsid="0067f8ee" officeooo:paragraph-rsid="0067f8ee" style:font-style-asian="normal" style:font-style-complex="normal"/>
    </style:style>
    <style:style style:name="P53" style:family="paragraph" style:parent-style-name="Text_20_body">
      <style:text-properties fo:font-style="italic" officeooo:rsid="0077cdca" officeooo:paragraph-rsid="0077cdca" style:font-style-asian="italic" style:font-style-complex="italic"/>
    </style:style>
    <style:style style:name="P54" style:family="paragraph" style:parent-style-name="Text_20_body">
      <style:paragraph-properties fo:line-height="150%" fo:break-before="page"/>
      <style:text-properties fo:language="en" fo:country="US" officeooo:rsid="00186ad4" officeooo:paragraph-rsid="0074a8e9"/>
    </style:style>
    <style:style style:name="P55" style:family="paragraph" style:parent-style-name="Text_20_body">
      <style:paragraph-properties fo:break-before="page"/>
      <style:text-properties fo:language="en" fo:country="US" officeooo:rsid="006f94ca" officeooo:paragraph-rsid="006f94ca"/>
    </style:style>
    <style:style style:name="P56" style:family="paragraph" style:parent-style-name="Text_20_body">
      <style:paragraph-properties fo:break-before="page"/>
      <style:text-properties fo:language="en" fo:country="US" officeooo:paragraph-rsid="003d28a7"/>
    </style:style>
    <style:style style:name="P57" style:family="paragraph" style:parent-style-name="Heading_20_2">
      <style:text-properties fo:language="en" fo:country="US" officeooo:rsid="00440d27" officeooo:paragraph-rsid="00440d27"/>
    </style:style>
    <style:style style:name="P58" style:family="paragraph" style:parent-style-name="Heading_20_2">
      <style:text-properties fo:language="en" fo:country="US" officeooo:rsid="0045f804" officeooo:paragraph-rsid="0045f804"/>
    </style:style>
    <style:style style:name="P59" style:family="paragraph" style:parent-style-name="Heading_20_2">
      <style:text-properties fo:language="en" fo:country="US" fo:font-style="italic" officeooo:rsid="0047f444" officeooo:paragraph-rsid="0047f444" style:font-style-asian="italic" style:font-style-complex="italic"/>
    </style:style>
    <style:style style:name="P60" style:family="paragraph" style:parent-style-name="Heading_20_2">
      <style:text-properties fo:language="en" fo:country="US" fo:font-style="italic" officeooo:rsid="0061843e" officeooo:paragraph-rsid="0061843e" style:font-style-asian="italic" style:font-style-complex="italic"/>
    </style:style>
    <style:style style:name="P61" style:family="paragraph" style:parent-style-name="Heading_20_2">
      <style:text-properties fo:language="en" fo:country="US" officeooo:rsid="0053fc24" officeooo:paragraph-rsid="0053fc24"/>
    </style:style>
    <style:style style:name="P62" style:family="paragraph" style:parent-style-name="Heading_20_2">
      <style:text-properties officeooo:rsid="0047f444" officeooo:paragraph-rsid="0047f444"/>
    </style:style>
    <style:style style:name="P63" style:family="paragraph" style:parent-style-name="Heading_20_2">
      <style:text-properties style:font-name="Times New Roman1" fo:language="en" fo:country="US" fo:font-style="italic" officeooo:rsid="002ead24" officeooo:paragraph-rsid="002ead24" style:font-style-asian="italic" style:font-style-complex="italic"/>
    </style:style>
    <style:style style:name="P64" style:family="paragraph" style:parent-style-name="Preformatted_20_Text">
      <style:paragraph-properties fo:line-height="150%"/>
      <style:text-properties style:font-name="Times New Roman1" fo:language="en" fo:country="US" fo:font-style="normal" officeooo:rsid="0072916f" officeooo:paragraph-rsid="00186ad4" style:font-style-asian="normal" style:font-style-complex="normal"/>
    </style:style>
    <style:style style:name="P65"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2" style:font-size-complex="10pt" style:font-style-complex="normal"/>
    </style:style>
    <style:style style:name="P66"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67" style:family="paragraph" style:parent-style-name="Preformatted_20_Text">
      <style:paragraph-properties fo:line-height="150%"/>
      <style:text-properties fo:language="en" fo:country="US" officeooo:rsid="00186ad4" officeooo:paragraph-rsid="006f94ca"/>
    </style:style>
    <style:style style:name="P68" style:family="paragraph" style:parent-style-name="Heading_20_1">
      <style:text-properties fo:language="en" fo:country="US" officeooo:rsid="00440d27" officeooo:paragraph-rsid="00440d27"/>
    </style:style>
    <style:style style:name="P69" style:family="paragraph" style:parent-style-name="Heading_20_1">
      <style:text-properties fo:language="en" fo:country="US" officeooo:rsid="004a5c03" officeooo:paragraph-rsid="004a5c03"/>
    </style:style>
    <style:style style:name="P70" style:family="paragraph" style:parent-style-name="Heading_20_1">
      <style:paragraph-properties fo:break-before="page"/>
      <style:text-properties fo:language="en" fo:country="US" officeooo:rsid="006d2802" officeooo:paragraph-rsid="006d2802"/>
    </style:style>
    <style:style style:name="P71"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2" style:font-size-complex="10pt"/>
    </style:style>
    <style:style style:name="P72" style:family="paragraph" style:parent-style-name="Table_20_Contents">
      <style:paragraph-properties fo:line-height="150%" fo:text-align="start" style:justify-single-word="false"/>
      <style:text-properties fo:font-size="10pt" fo:language="en" fo:country="US" officeooo:rsid="00186ad4" officeooo:paragraph-rsid="006f94ca" style:font-name-asian="DejaVu Sans Mono" style:font-size-asian="10pt" style:font-name-complex="Lohit Hindi2" style:font-size-complex="10pt"/>
    </style:style>
    <style:style style:name="P73" style:family="paragraph" style:parent-style-name="Table_20_Contents">
      <style:paragraph-properties fo:line-height="150%"/>
      <style:text-properties fo:font-size="10pt" fo:language="en" fo:country="US" officeooo:rsid="00186ad4" officeooo:paragraph-rsid="006f94ca" style:font-name-asian="DejaVu Sans Mono" style:font-size-asian="10pt" style:font-name-complex="Lohit Hindi2" style:font-size-complex="10pt"/>
    </style:style>
    <style:style style:name="P74"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2" style:font-size-complex="10pt"/>
    </style:style>
    <style:style style:name="P75"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2" style:font-size-complex="10pt"/>
    </style:style>
    <style:style style:name="P76"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2" style:font-size-complex="10pt"/>
    </style:style>
    <style:style style:name="P77"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2" style:font-size-complex="10pt"/>
    </style:style>
    <style:style style:name="P78"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79"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80" style:family="paragraph" style:parent-style-name="Table_20_Contents">
      <style:paragraph-properties fo:line-height="150%"/>
      <style:text-properties fo:font-size="10pt" fo:language="en" fo:country="US" officeooo:rsid="007191db" officeooo:paragraph-rsid="007191db" style:font-name-asian="DejaVu Sans Mono" style:font-size-asian="10pt" style:font-name-complex="Lohit Hindi2" style:font-size-complex="10pt"/>
    </style:style>
    <style:style style:name="P81"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2" style:font-size-complex="10pt"/>
    </style:style>
    <style:style style:name="P82" style:family="paragraph" style:parent-style-name="Table_20_Contents">
      <style:paragraph-properties fo:line-height="150%" fo:text-align="center" style:justify-single-word="false"/>
      <style:text-properties fo:font-size="10pt" fo:language="en" fo:country="US" fo:font-weight="normal" officeooo:rsid="001c6ac3" officeooo:paragraph-rsid="006f94ca" style:font-name-asian="DejaVu Sans Mono" style:font-size-asian="10pt" style:font-weight-asian="normal" style:font-name-complex="Lohit Hindi2" style:font-size-complex="10pt" style:font-weight-complex="normal"/>
    </style:style>
    <style:style style:name="P83" style:family="paragraph" style:parent-style-name="Table_20_Contents">
      <style:paragraph-properties fo:line-height="150%" fo:text-align="center" style:justify-single-word="false"/>
      <style:text-properties fo:font-size="10pt" fo:language="en" fo:country="US" fo:font-weight="normal" officeooo:rsid="00336bf2" officeooo:paragraph-rsid="006f94ca" style:font-name-asian="DejaVu Sans Mono" style:font-size-asian="10pt" style:font-weight-asian="normal" style:font-name-complex="Lohit Hindi2" style:font-size-complex="10pt" style:font-weight-complex="normal"/>
    </style:style>
    <style:style style:name="P84" style:family="paragraph" style:parent-style-name="Table_20_Contents">
      <style:paragraph-properties fo:line-height="150%" fo:text-align="center" style:justify-single-word="false"/>
      <style:text-properties fo:font-size="10pt" fo:language="en" fo:country="US" fo:font-weight="normal" officeooo:rsid="00186ad4" officeooo:paragraph-rsid="006f94ca" style:font-name-asian="DejaVu Sans Mono" style:font-size-asian="10pt" style:font-weight-asian="normal" style:font-name-complex="Lohit Hindi2" style:font-size-complex="10pt" style:font-weight-complex="normal"/>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2" fo:font-style="normal" officeooo:rsid="003d9170" style:font-style-asian="normal" style:font-style-complex="normal"/>
    </style:style>
    <style:style style:name="T4" style:family="text">
      <style:text-properties style:font-name="Times New Roman" officeooo:rsid="0009b215"/>
    </style:style>
    <style:style style:name="T5" style:family="text">
      <style:text-properties style:font-name="Times New Roman" officeooo:rsid="0045f804"/>
    </style:style>
    <style:style style:name="T6" style:family="text">
      <style:text-properties fo:font-style="italic" style:font-style-asian="italic"/>
    </style:style>
    <style:style style:name="T7" style:family="text">
      <style:text-properties officeooo:rsid="000be36c"/>
    </style:style>
    <style:style style:name="T8" style:family="text">
      <style:text-properties fo:font-style="normal" style:font-style-asian="normal"/>
    </style:style>
    <style:style style:name="T9" style:family="text">
      <style:text-properties fo:font-style="normal" officeooo:rsid="000be36c" style:font-style-asian="normal" style:font-style-complex="normal"/>
    </style:style>
    <style:style style:name="T10" style:family="text">
      <style:text-properties fo:font-style="normal" officeooo:rsid="0045f804" style:font-style-asian="normal" style:font-style-complex="normal"/>
    </style:style>
    <style:style style:name="T11" style:family="text">
      <style:text-properties style:font-name="Times New Roman3" fo:language="en" fo:country="US" fo:font-style="normal" officeooo:rsid="00137ce1" style:font-style-asian="normal" style:font-style-complex="normal"/>
    </style:style>
    <style:style style:name="T12" style:family="text">
      <style:text-properties style:font-name="Times New Roman1"/>
    </style:style>
    <style:style style:name="T13" style:family="text">
      <style:text-properties style:font-name="Times New Roman1" fo:font-style="normal" style:font-style-asian="normal" style:font-style-complex="normal"/>
    </style:style>
    <style:style style:name="T14" style:family="text">
      <style:text-properties style:font-name="Times New Roman1" fo:font-style="normal" officeooo:rsid="0014f355" style:font-style-asian="normal" style:font-style-complex="normal"/>
    </style:style>
    <style:style style:name="T15" style:family="text">
      <style:text-properties style:font-name="Times New Roman1" fo:font-style="normal" officeooo:rsid="00190b6b" style:font-style-asian="normal" style:font-style-complex="normal"/>
    </style:style>
    <style:style style:name="T16" style:family="text">
      <style:text-properties style:font-name="Times New Roman1" fo:font-style="normal" officeooo:rsid="00369a17" style:font-style-asian="normal" style:font-style-complex="normal"/>
    </style:style>
    <style:style style:name="T17" style:family="text">
      <style:text-properties style:font-name="Times New Roman1" fo:font-style="normal" officeooo:rsid="003a476b" style:font-style-asian="normal" style:font-style-complex="normal"/>
    </style:style>
    <style:style style:name="T18" style:family="text">
      <style:text-properties style:font-name="Times New Roman1" fo:font-style="normal" officeooo:rsid="003d9170" style:font-style-asian="normal" style:font-style-complex="normal"/>
    </style:style>
    <style:style style:name="T19" style:family="text">
      <style:text-properties style:font-name="Times New Roman1" fo:font-style="normal" officeooo:rsid="003f1992" style:font-style-asian="normal" style:font-style-complex="normal"/>
    </style:style>
    <style:style style:name="T20" style:family="text">
      <style:text-properties style:font-name="Times New Roman1" fo:font-style="normal" officeooo:rsid="006b10ed" style:font-style-asian="normal" style:font-style-complex="normal"/>
    </style:style>
    <style:style style:name="T21" style:family="text">
      <style:text-properties style:font-name="Times New Roman1" fo:font-style="normal" officeooo:rsid="006b8fda" style:font-style-asian="normal" style:font-style-complex="normal"/>
    </style:style>
    <style:style style:name="T22" style:family="text">
      <style:text-properties style:font-name="Times New Roman1" fo:font-style="normal" officeooo:rsid="006ce818" style:font-style-asian="normal" style:font-style-complex="normal"/>
    </style:style>
    <style:style style:name="T23" style:family="text">
      <style:text-properties style:font-name="Times New Roman1" fo:font-style="normal" officeooo:rsid="005e8d02" style:font-style-asian="normal" style:font-style-complex="normal"/>
    </style:style>
    <style:style style:name="T24" style:family="text">
      <style:text-properties style:font-name="Times New Roman1" fo:font-style="normal" officeooo:rsid="0072916f" style:font-style-asian="normal" style:font-style-complex="normal"/>
    </style:style>
    <style:style style:name="T25" style:family="text">
      <style:text-properties style:font-name="Times New Roman1" fo:font-style="normal" officeooo:rsid="00730d25" style:font-style-asian="normal" style:font-style-complex="normal"/>
    </style:style>
    <style:style style:name="T26" style:family="text">
      <style:text-properties style:font-name="Times New Roman1" fo:font-style="normal" officeooo:rsid="0074a8e9" style:font-style-asian="normal" style:font-style-complex="normal"/>
    </style:style>
    <style:style style:name="T27" style:family="text">
      <style:text-properties style:font-name="Times New Roman1" fo:font-style="normal" officeooo:rsid="007622a7" style:font-style-asian="normal" style:font-style-complex="normal"/>
    </style:style>
    <style:style style:name="T28" style:family="text">
      <style:text-properties style:font-name="Times New Roman1" fo:language="en" fo:country="US"/>
    </style:style>
    <style:style style:name="T29" style:family="text">
      <style:text-properties style:font-name="Times New Roman1" fo:language="en" fo:country="US" fo:font-style="normal" style:font-style-asian="normal" style:font-style-complex="normal"/>
    </style:style>
    <style:style style:name="T30" style:family="text">
      <style:text-properties style:font-name="Times New Roman1" fo:language="en" fo:country="US" fo:font-style="normal" officeooo:rsid="003a476b" style:font-style-asian="normal" style:font-style-complex="normal"/>
    </style:style>
    <style:style style:name="T31" style:family="text">
      <style:text-properties style:font-name="Times New Roman1" fo:language="en" fo:country="US" fo:font-style="normal" officeooo:rsid="00137ce1" style:font-style-asian="normal" style:font-style-complex="normal"/>
    </style:style>
    <style:style style:name="T32" style:family="text">
      <style:text-properties style:font-name="Times New Roman1" fo:language="en" fo:country="US" fo:font-style="normal" officeooo:rsid="005a0742" style:font-style-asian="normal" style:font-style-complex="normal"/>
    </style:style>
    <style:style style:name="T33" style:family="text">
      <style:text-properties style:font-name="Times New Roman1" fo:language="en" fo:country="US" fo:font-style="normal" officeooo:rsid="005baa3f" style:font-style-asian="normal" style:font-style-complex="normal"/>
    </style:style>
    <style:style style:name="T34" style:family="text">
      <style:text-properties style:font-name="Times New Roman1" fo:language="en" fo:country="US" fo:font-style="normal" officeooo:rsid="005e8d02" style:font-style-asian="normal" style:font-style-complex="normal"/>
    </style:style>
    <style:style style:name="T35" style:family="text">
      <style:text-properties style:font-name="Times New Roman1" fo:language="en" fo:country="US" fo:font-style="normal" officeooo:rsid="005f587a" style:font-style-asian="normal" style:font-style-complex="normal"/>
    </style:style>
    <style:style style:name="T36" style:family="text">
      <style:text-properties style:font-name="Times New Roman1" fo:language="en" fo:country="US" fo:font-style="normal" officeooo:rsid="0060d7b2" style:font-style-asian="normal" style:font-style-complex="normal"/>
    </style:style>
    <style:style style:name="T37" style:family="text">
      <style:text-properties style:font-name="Times New Roman1" fo:language="en" fo:country="US" fo:font-style="normal" officeooo:rsid="0063c02d" style:font-style-asian="normal" style:font-style-complex="normal"/>
    </style:style>
    <style:style style:name="T38" style:family="text">
      <style:text-properties style:font-name="Times New Roman1" fo:language="en" fo:country="US" fo:font-style="normal" officeooo:rsid="0074a8e9" style:font-style-asian="normal" style:font-style-complex="normal"/>
    </style:style>
    <style:style style:name="T39" style:family="text">
      <style:text-properties style:font-name="Times New Roman1" fo:language="en" fo:country="US" fo:font-style="italic" officeooo:rsid="0063c02d" style:font-style-asian="italic" style:font-style-complex="italic"/>
    </style:style>
    <style:style style:name="T40" style:family="text">
      <style:text-properties style:font-name="Times New Roman1" fo:language="en" fo:country="US" officeooo:rsid="0068fc4a"/>
    </style:style>
    <style:style style:name="T41" style:family="text">
      <style:text-properties style:font-name="Times New Roman1" officeooo:rsid="005f587a"/>
    </style:style>
    <style:style style:name="T42" style:family="text">
      <style:text-properties style:text-position="super 58%" style:font-name="Times New Roman1" fo:language="en" fo:country="US" fo:font-style="normal" officeooo:rsid="00137ce1" style:font-style-asian="normal" style:font-style-complex="normal"/>
    </style:style>
    <style:style style:name="T43" style:family="text">
      <style:text-properties officeooo:rsid="00233b36"/>
    </style:style>
    <style:style style:name="T44" style:family="text">
      <style:text-properties fo:font-variant="normal" fo:text-transform="none" style:text-position="0% 100%" fo:font-style="normal" style:text-underline-style="none" fo:font-weight="normal"/>
    </style:style>
    <style:style style:name="T45" style:family="text">
      <style:text-properties style:text-position="sub 58%" style:font-name="Times New Roman1" fo:font-style="normal" officeooo:rsid="003d9170" style:font-style-asian="normal" style:font-style-complex="normal"/>
    </style:style>
    <style:style style:name="T46" style:family="text">
      <style:text-properties style:text-position="sub 58%" style:font-name="Times New Roman1" fo:font-style="normal" officeooo:rsid="003f1992" style:font-style-asian="normal" style:font-style-complex="normal"/>
    </style:style>
    <style:style style:name="T47" style:family="text">
      <style:text-properties style:text-position="sub 58%" style:font-name="Times New Roman1" fo:language="en" fo:country="US" fo:font-style="normal" officeooo:rsid="0063c02d" style:font-style-asian="normal" style:font-style-complex="normal"/>
    </style:style>
    <style:style style:name="T48" style:family="text">
      <style:text-properties fo:language="en" fo:country="US"/>
    </style:style>
    <style:style style:name="T49" style:family="text">
      <style:text-properties fo:language="en" fo:country="US" fo:font-style="italic" officeooo:rsid="00082494" style:font-style-asian="italic" style:font-style-complex="italic"/>
    </style:style>
    <style:style style:name="T50" style:family="text">
      <style:text-properties fo:language="en" fo:country="US" fo:font-style="italic" officeooo:rsid="0047f444" style:font-style-asian="italic" style:font-style-complex="italic"/>
    </style:style>
    <style:style style:name="T51" style:family="text">
      <style:text-properties fo:language="en" fo:country="US" officeooo:rsid="00082494"/>
    </style:style>
    <style:style style:name="T52" style:family="text">
      <style:text-properties fo:language="en" fo:country="US" fo:font-style="normal" officeooo:rsid="001219b9" style:font-style-asian="normal" style:font-style-complex="normal"/>
    </style:style>
    <style:style style:name="T53" style:family="text">
      <style:text-properties fo:language="en" fo:country="US" fo:font-style="normal" officeooo:rsid="00307c19" style:font-style-asian="normal" style:font-style-complex="normal"/>
    </style:style>
    <style:style style:name="T54" style:family="text">
      <style:text-properties fo:language="en" fo:country="US" fo:font-style="normal" officeooo:rsid="0047f444" style:font-style-asian="normal" style:font-style-complex="normal"/>
    </style:style>
    <style:style style:name="T55" style:family="text">
      <style:text-properties fo:language="en" fo:country="US" fo:font-style="normal" officeooo:rsid="00137ce1" style:font-style-asian="normal" style:font-style-complex="normal"/>
    </style:style>
    <style:style style:name="T56" style:family="text">
      <style:text-properties fo:language="en" fo:country="US" fo:font-style="normal" officeooo:rsid="0048f9d1" style:font-style-asian="normal" style:font-style-complex="normal"/>
    </style:style>
    <style:style style:name="T57" style:family="text">
      <style:text-properties fo:language="en" fo:country="US" fo:font-style="normal" officeooo:rsid="0050fc23" style:font-style-asian="normal" style:font-style-complex="normal"/>
    </style:style>
    <style:style style:name="T58" style:family="text">
      <style:text-properties fo:language="en" fo:country="US" fo:font-style="normal" officeooo:rsid="00525425" style:font-style-asian="normal" style:font-style-complex="normal"/>
    </style:style>
    <style:style style:name="T59" style:family="text">
      <style:text-properties fo:language="en" fo:country="US" fo:font-style="normal" officeooo:rsid="00538061" style:font-style-asian="normal" style:font-style-complex="normal"/>
    </style:style>
    <style:style style:name="T60" style:family="text">
      <style:text-properties fo:language="en" fo:country="US" fo:font-style="normal" officeooo:rsid="0053fc24" style:font-style-asian="normal" style:font-style-complex="normal"/>
    </style:style>
    <style:style style:name="T61" style:family="text">
      <style:text-properties fo:language="en" fo:country="US" fo:font-style="normal" officeooo:rsid="005960fa" style:font-style-asian="normal" style:font-style-complex="normal"/>
    </style:style>
    <style:style style:name="T62" style:family="text">
      <style:text-properties fo:language="en" fo:country="US" fo:font-style="normal" officeooo:rsid="005a0742" style:font-style-asian="normal" style:font-style-complex="normal"/>
    </style:style>
    <style:style style:name="T63" style:family="text">
      <style:text-properties fo:language="en" fo:country="US" fo:font-style="normal" officeooo:rsid="007a30c4" style:font-style-asian="normal" style:font-style-complex="normal"/>
    </style:style>
    <style:style style:name="T64" style:family="text">
      <style:text-properties fo:language="en" fo:country="US" officeooo:rsid="0047f444"/>
    </style:style>
    <style:style style:name="T65" style:family="text">
      <style:text-properties fo:language="en" fo:country="US" officeooo:rsid="0011edea"/>
    </style:style>
    <style:style style:name="T66" style:family="text">
      <style:text-properties fo:language="en" fo:country="US" officeooo:rsid="0048f9d1"/>
    </style:style>
    <style:style style:name="T67" style:family="text">
      <style:text-properties fo:language="en" fo:country="US" officeooo:rsid="004be173"/>
    </style:style>
    <style:style style:name="T68" style:family="text">
      <style:text-properties fo:language="en" fo:country="US" officeooo:rsid="004d72c5"/>
    </style:style>
    <style:style style:name="T69" style:family="text">
      <style:text-properties fo:language="en" fo:country="US" officeooo:rsid="004f3a57"/>
    </style:style>
    <style:style style:name="T70" style:family="text">
      <style:text-properties fo:language="en" fo:country="US" officeooo:rsid="00503845"/>
    </style:style>
    <style:style style:name="T71" style:family="text">
      <style:text-properties fo:language="en" fo:country="US" officeooo:rsid="0050fc23"/>
    </style:style>
    <style:style style:name="T72" style:family="text">
      <style:text-properties fo:language="en" fo:country="US" officeooo:rsid="003a476b"/>
    </style:style>
    <style:style style:name="T73" style:family="text">
      <style:text-properties fo:language="en" fo:country="US" officeooo:rsid="00538061"/>
    </style:style>
    <style:style style:name="T74" style:family="text">
      <style:text-properties fo:language="en" fo:country="US" officeooo:rsid="0053fc24"/>
    </style:style>
    <style:style style:name="T75" style:family="text">
      <style:text-properties fo:language="en" fo:country="US" officeooo:rsid="0056f08c"/>
    </style:style>
    <style:style style:name="T76" style:family="text">
      <style:text-properties fo:language="en" fo:country="US" officeooo:rsid="005cc74a"/>
    </style:style>
    <style:style style:name="T77" style:family="text">
      <style:text-properties fo:language="en" fo:country="US" officeooo:rsid="00669c7d"/>
    </style:style>
    <style:style style:name="T78" style:family="text">
      <style:text-properties officeooo:rsid="00441620"/>
    </style:style>
    <style:style style:name="T79" style:family="text">
      <style:text-properties officeooo:rsid="0045f804"/>
    </style:style>
    <style:style style:name="T80" style:family="text">
      <style:text-properties officeooo:rsid="0048f9d1"/>
    </style:style>
    <style:style style:name="T81" style:family="text">
      <style:text-properties officeooo:rsid="004f3a57"/>
    </style:style>
    <style:style style:name="T82" style:family="text">
      <style:text-properties officeooo:rsid="00503845"/>
    </style:style>
    <style:style style:name="T83" style:family="text">
      <style:text-properties style:font-style-asian="normal"/>
    </style:style>
    <style:style style:name="T84" style:family="text">
      <style:text-properties officeooo:rsid="00538061"/>
    </style:style>
    <style:style style:name="T85" style:family="text">
      <style:text-properties officeooo:rsid="0053fc24"/>
    </style:style>
    <style:style style:name="T86" style:family="text">
      <style:text-properties officeooo:rsid="0058635a"/>
    </style:style>
    <style:style style:name="T87" style:family="text">
      <style:text-properties officeooo:rsid="00586c73"/>
    </style:style>
    <style:style style:name="T88" style:family="text">
      <style:text-properties officeooo:rsid="005e8d02"/>
    </style:style>
    <style:style style:name="T89" style:family="text">
      <style:text-properties officeooo:rsid="006f94ca"/>
    </style:style>
    <style:style style:name="T90" style:family="text">
      <style:text-properties officeooo:rsid="007191db"/>
    </style:style>
    <style:style style:name="T91" style:family="text">
      <style:text-properties officeooo:rsid="00730d25"/>
    </style:style>
    <style:style style:name="T92" style:family="text">
      <style:text-properties style:font-name-asian="DejaVu Sans Mono" style:font-name-complex="Lohit Hindi2"/>
    </style:style>
    <style:style style:name="T93" style:family="text">
      <style:text-properties officeooo:rsid="00336bf2" style:font-name-asian="DejaVu Sans Mono" style:font-name-complex="Lohit Hindi2"/>
    </style:style>
    <style:style style:name="T94" style:family="text">
      <style:text-properties officeooo:rsid="00730d25" style:font-name-asian="DejaVu Sans Mono" style:font-name-complex="Lohit Hindi2"/>
    </style:style>
    <style:style style:name="T95" style:family="text">
      <style:text-properties officeooo:rsid="005960fa" style:font-name-asian="DejaVu Sans Mono" style:font-name-complex="Lohit Hindi2"/>
    </style:style>
    <style:style style:name="T96"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itle</text:h>
      <text:p text:style-name="P18">Validity and reliability of the Brazilian Portuguese version of the Readiness to Change Questionnaire – RCQ-<text:span text:style-name="T80">BR</text:span>.</text:p>
      <text:h text:style-name="P68" text:outline-level="1">Introduction</text:h>
      <text:list xml:id="list8841312124141901944" text:style-name="L8">
        <text:list-item>
          <text:p text:style-name="P42">Describe the stages of changes model of Prochaska e DiClemente and its importance <text:span text:style-name="T86">for</text:span> clinical referral. </text:p>
        </text:list-item>
        <text:list-item>
          <text:p text:style-name="P42">Cite validated scales to measure readiness and the length limitation – SOCRATES and URICA. </text:p>
        </text:list-item>
        <text:list-item>
          <text:p text:style-name="P43"><text:span text:style-name="T82">Describe</text:span> validation studies of RCQ – English, Dutch and Spanish.</text:p>
        </text:list-item>
      </text:list>
      <text:list xml:id="list4093953559722326151" text:style-name="L9">
        <text:list-item>
          <text:p text:style-name="P44">EFA;</text:p>
        </text:list-item>
        <text:list-item>
          <text:p text:style-name="P47"><text:span text:style-name="T69">C</text:span><text:span text:style-name="T48">FA;</text:span></text:p>
        </text:list-item>
      </text:list>
      <text:list xml:id="list192953867256245" text:continue-list="list8841312124141901944" text:style-name="L8">
        <text:list-item>
          <text:p text:style-name="P45">Explain the importance of factor analysis with polychoric correlations – cite study </text:p>
        </text:list-item>
        <text:list-item>
          <text:p text:style-name="P46">Use <text:span text:style-name="T81">the scale as a control variable in RCQ evaluation model</text:span>.</text:p>
        </text:list-item>
      </text:list>
      <text:h text:style-name="P68" text:outline-level="1">Objectives</text:h>
      <text:p text:style-name="P7">To evaluate the psychometric properties of the Brazilian Portuguese version of <text:span text:style-name="T1">“Readiness to change questionnaire” (RCQ). </text:span></text:p>
      <text:list xml:id="list4393174778807627556" text:style-name="L10">
        <text:list-item>
          <text:p text:style-name="P49"><text:span text:style-name="T68">Identify a factorial structure of the questionnaire </text:span><text:span text:style-name="T69">using a factorial exploratory analysis</text:span><text:span text:style-name="T68">;</text:span></text:p>
        </text:list-item>
        <text:list-item>
          <text:p text:style-name="P48"><text:span text:style-name="T48">Compare the factorial structure found </text:span><text:span text:style-name="T76">in the objective 1</text:span><text:span text:style-name="T48"> with models proposed by literature using </text:span><text:span text:style-name="T76">a </text:span><text:span text:style-name="T48">confirmatory factor analysis;</text:span></text:p>
        </text:list-item>
      </text:list>
      <text:h text:style-name="P68" text:outline-level="1">Methods</text:h>
      <text:h text:style-name="P57" text:outline-level="2">Sample characteristics</text:h>
      <text:p text:style-name="P5"><text:span text:style-name="T78">We invited to enroll in the study users from the web-based intervention “Beber Menos” (Drink less) from 10/21/2013 to 03/11/2014. The participants (n = 713) who filled up all the RCQ items and consented to participate were included. From the 713 included in analyses, 52.6% were males and 47.5% females. The age ranged from 19 to 73 years (M = 39.8, SD </text:span><text:span text:style-name="T2">±</text:span><text:span text:style-name="T4"> 10.</text:span><text:span text:style-name="T5">3</text:span><text:span text:style-name="T4">). </text:span><text:span text:style-name="T5">The sample characteristics are described in table 1.</text:span></text:p>
      <text:h text:style-name="P58" text:outline-level="2"><text:soft-page-break/>Instruments</text:h>
      <text:p text:style-name="P2"><text:span text:style-name="T79">Demographic Questionnaire</text:span> – <text:span text:style-name="T79">with questions about sex, age, employment status, education level, and location.</text:span></text:p>
      <text:p text:style-name="P5"><text:span text:style-name="T10">The Alcohol Use Disorders Identification Test </text:span><text:span text:style-name="T9">(AUDIT) </text:span><text:span text:style-name="T7">– is a 10-item questionnaire used to identify and classify users into alcohol consumption zones - no risk, low risk, high risk, and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UKdcbzhvut"/><text:span text:style-name="T7">(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29,&quot;uris&quot;:[&quot;http://zotero.org/users/615579/items/ESQDJXE8&quot;],&quot;uri&quot;:[&quot;http://zotero.org/users/615579/items/ESQDJXE8&quot;],&quot;itemData&quot;:{&quot;id&quot;:529,&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559,&quot;uris&quot;:[&quot;http://zotero.org/users/615579/items/59NJQGEU&quot;],&quot;uri&quot;:[&quot;http://zotero.org/users/615579/items/59NJQGEU&quot;],&quot;itemData&quot;:{&quot;id&quot;:559,&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500,&quot;uris&quot;:[&quot;http://zotero.org/users/615579/items/JXU9IXZA&quot;],&quot;uri&quot;:[&quot;http://zotero.org/users/615579/items/JXU9IXZA&quot;],&quot;itemData&quot;:{&quot;id&quot;:500,&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UKdcbzhvut"/><text:span text:style-name="T7"> . </text:span></text:p>
      <text:p text:style-name="Standard"><text:span text:style-name="T50">Readiness</text:span><text:span text:style-name="T49"> to change questionnaire</text:span><text:span text:style-name="T51">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WBmieBSJ5i"/><text:span text:style-name="T51">(1982)</text:span><text:reference-mark-end text:name="ZOTERO_ITEM CSL_CITATION {&quot;citationID&quot;:&quot;1fmjck0gvi&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WBmieBSJ5i"/><text:span text:style-name="T51">.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51">(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51">, and has 12 items </text:span><text:span text:style-name="T67">answered</text:span><text:span text:style-name="T51"> in a 5-point Likert scale which ranges from “Strongly disagree” (-2) to “Strongly agree” (+2). </text:span><text:span text:style-name="T64">The s</text:span><text:span text:style-name="T51">cores are obtained using a simple sum of the items. As </text:span><text:span text:style-name="T53">Defuentes-Merillas et al. </text:span><text:reference-mark-start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qkGBxX6rea"/><text:span text:style-name="T53">(2002)</text:span><text:reference-mark-end text:name="ZOTERO_ITEM CSL_CITATION {&quot;citationID&quot;:&quot;se76m2ius&quot;,&quot;properties&quot;:{&quot;formattedCitation&quot;:&quot;(2002)&quot;,&quot;plainCitation&quot;:&quot;(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qkGBxX6rea"/><text:span text:style-name="T53"> </text:span><text:span text:style-name="T54">proposed in the Dutch version</text:span><text:span text:style-name="T53">, </text:span><text:span text:style-name="T54">n</text:span><text:span text:style-name="T51">egative items were written in a positive format to </text:span><text:span text:style-name="T70">enhance</text:span><text:span text:style-name="T51"> </text:span><text:span text:style-name="T70">comprehension</text:span><text:span text:style-name="T51"> </text:span><text:span text:style-name="T64">by respondents.</text:span><text:span text:style-name="T51"> </text:span></text:p>
      <text:h text:style-name="P62" text:outline-level="2"><text:span text:style-name="T65">P</text:span><text:span text:style-name="T48">rocedures</text:span></text:h>
      <text:p text:style-name="P12"><text:span text:style-name="T64">T</text:span><text:span text:style-name="T48">he </text:span><text:span text:style-name="T71">E</text:span><text:span text:style-name="T48">nglish version of </text:span><text:span text:style-name="T71">Readiness</text:span><text:span text:style-name="T48">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71">intervention </text:span><text:span text:style-name="T48">is also available in English, Spanish, Hindi </text:span><text:span text:style-name="T71">and </text:span><text:span text:style-name="T48">Belorussian. </text:span><text:span text:style-name="T64">The RCQ-12 was included as part of the program. After enrol</text:span><text:span text:style-name="T48">l</text:span><text:span text:style-name="T64">ment, users were invited to participate </text:span><text:span text:style-name="T48">in the study</text:span><text:span text:style-name="T64">. </text:span><text:span text:style-name="T48">Participants who agreed </text:span><text:span text:style-name="T64">filled up the questionnaires. After that, </text:span><text:span text:style-name="T48">w</text:span><text:span text:style-name="T64">e extracted data </text:span><text:span text:style-name="T48">and </text:span><text:span text:style-name="T64">then analy</text:span><text:span text:style-name="T48">sed.</text:span><text:span text:style-name="T64"> All procedures were approved by </text:span><text:span text:style-name="T71">the</text:span><text:span text:style-name="T64"> Institutional Review Board </text:span><text:span text:style-name="T71">of</text:span><text:span text:style-name="T64"> </text:span><text:span text:style-name="T50">Universidade Federal de São Paulo</text:span><text:span text:style-name="T64">.</text:span></text:p>
      <text:h text:style-name="P59" text:outline-level="2">Data analysis</text:h>
      <text:p text:style-name="P13"><text:span text:style-name="T66">We extract data using a R script. After extraction, we </text:span><text:span text:style-name="T71">merged</text:span><text:span text:style-name="T66"> the tables </text:span><text:span text:style-name="T71">with sociodemographic information, AUDIT and RCQ </text:span><text:span text:style-name="T66">using a primary identifier. Later on, we conducted descritive analysis on demographic variables and items of RCQ-12. </text:span><text:span text:style-name="T71">To perform the exploratory and confirmatory factor analysis, we divided the data </text:span><text:span text:style-name="T74">from participants</text:span><text:span text:style-name="T71"> randomly into two halves. </text:span></text:p>
      <text:list xml:id="list7689790099318460908" text:style-name="L11">
        <text:list-item>
          <text:p text:style-name="P50"><text:span text:style-name="T73">E</text:span><text:span text:style-name="T71">xploratory factor analysis - </text:span><text:span text:style-name="T66">we checked sampling adequacy using </text:span><text:span text:style-name="T52">Kaiser-Meyer-Olkin </text:span><text:span text:style-name="T55">(KMO) </text:span><text:span text:style-name="T56">and Bartlett test. To identify the number of </text:span><text:span text:style-name="T57">factors</text:span><text:span text:style-name="T56">, we used the </text:span><text:span text:style-name="T57">method of </text:span><text:span text:style-name="T56">parallel analysis </text:span><text:reference-mark-start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WX7GA1sa91"/><text:span text:style-name="T57">(Horn, 1965)</text:span><text:reference-mark-end text:name="ZOTERO_ITEM CSL_CITATION {&quot;citationID&quot;:&quot;j5fkum8ll&quot;,&quot;properties&quot;:{&quot;formattedCitation&quot;:&quot;(Horn, 1965)&quot;,&quot;plainCitation&quot;:&quot;(Horn, 1965)&quot;},&quot;citationItems&quot;:[{&quot;id&quot;:1136,&quot;uris&quot;:[&quot;http://zotero.org/users/615579/items/NHQDSR62&quot;],&quot;uri&quot;:[&quot;http://zotero.org/users/615579/items/NHQDSR62&quot;],&quot;itemData&quot;:{&quot;id&quot;:1136,&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WX7GA1sa91"/><text:span text:style-name="T56"> </text:span><text:span text:style-name="T59">with polychoric correlations</text:span><text:span text:style-name="T60"> </text:span><text:span text:style-name="T57">as suggested by</text:span><text:span text:style-name="T59"> Garrido, Abad &amp; </text:span><text:soft-page-break/><text:span text:style-name="T59">Ponsoda </text:span><text:reference-mark-start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xeLVn1H7UP"/>(2013)<text:reference-mark-end text:name="ZOTERO_ITEM CSL_CITATION {&quot;citationID&quot;:&quot;1qqi5hogr7&quot;,&quot;properties&quot;:{&quot;formattedCitation&quot;:&quot;(2013)&quot;,&quot;plainCitation&quot;:&quot;(2013)&quot;},&quot;citationItems&quot;:[{&quot;id&quot;:602,&quot;uris&quot;:[&quot;http://zotero.org/users/615579/items/QTICFV3I&quot;],&quot;uri&quot;:[&quot;http://zotero.org/users/615579/items/QTICFV3I&quot;],&quot;itemData&quot;:{&quot;id&quot;:602,&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xeLVn1H7UP"/><text:span text:style-name="T56"> </text:span><text:span text:style-name="T58">a</text:span><text:span text:style-name="T56">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YKz3Umel3y"/><text:span text:style-name="T56">(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1130,&quot;uris&quot;:[&quot;http://zotero.org/users/615579/items/KHWBHQTF&quot;],&quot;uri&quot;:[&quot;http://zotero.org/users/615579/items/KHWBHQTF&quot;],&quot;itemData&quot;:{&quot;id&quot;:1130,&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YKz3Umel3y"/><text:span text:style-name="T56">. We conducted the </text:span><text:span text:style-name="T58">factor analysis using polychoric correlations with the oblique rotation </text:span><text:span text:style-name="T56">“</text:span><text:span text:style-name="T58">Oblimin</text:span><text:span text:style-name="T56">”. </text:span><text:span text:style-name="T58">This analysis is seem as more appropriated to study the underlying structure of the questionnaire </text:span><text:reference-mark-start text:name="ZOTERO_ITEM CSL_CITATION {&quot;citationID&quot;:&quot;265d0abb76&quot;,&quot;properties&quot;:{&quot;formattedCitation&quot;:&quot;(Fabrigar, Wegener, MacCallum, &amp; Strahan, 1999)&quot;,&quot;plainCitation&quot;:&quot;(Fabrigar, Wegener, MacCallum, &amp; Strahan,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MTeCNvwB3P"/><text:span text:style-name="T58">(Fabrigar, Wegener, MacCallum, &amp; Strahan, 1999)</text:span><text:reference-mark-end text:name="ZOTERO_ITEM CSL_CITATION {&quot;citationID&quot;:&quot;265d0abb76&quot;,&quot;properties&quot;:{&quot;formattedCitation&quot;:&quot;(Fabrigar, Wegener, MacCallum, &amp; Strahan, 1999)&quot;,&quot;plainCitation&quot;:&quot;(Fabrigar, Wegener, MacCallum, &amp; Strahan, 1999)&quot;},&quot;citationItems&quot;:[{&quot;id&quot;:560,&quot;uris&quot;:[&quot;http://zotero.org/users/615579/items/NMG4XIGB&quot;],&quot;uri&quot;:[&quot;http://zotero.org/users/615579/items/NMG4XIGB&quot;],&quot;itemData&quot;:{&quot;id&quot;:560,&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MTeCNvwB3P"/><text:span text:style-name="T58">. </text:span><text:span text:style-name="T56">Cronbach's alpha </text:span><text:reference-mark-start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mx247tLqQb"/><text:span text:style-name="T56">(Cronbach, 1951)</text:span><text:reference-mark-end text:name="ZOTERO_ITEM CSL_CITATION {&quot;citationID&quot;:&quot;27g96ugsh4&quot;,&quot;properties&quot;:{&quot;formattedCitation&quot;:&quot;(Cronbach, 1951)&quot;,&quot;plainCitation&quot;:&quot;(Cronbach, 1951)&quot;},&quot;citationItems&quot;:[{&quot;id&quot;:337,&quot;uris&quot;:[&quot;http://zotero.org/users/615579/items/QPJB2URS&quot;],&quot;uri&quot;:[&quot;http://zotero.org/users/615579/items/QPJB2URS&quot;],&quot;itemData&quot;:{&quot;id&quot;:337,&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mx247tLqQb"/><text:span text:style-name="T56"> was used to a</text:span><text:span text:style-name="T59">ss</text:span><text:span text:style-name="T56">ess </text:span><text:span text:style-name="T59">reliability</text:span><text:span text:style-name="T56"> of the scale. All analysis were performed </text:span><text:span text:style-name="T59">using the </text:span><text:span text:style-name="T56">R </text:span><text:reference-mark-start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7yIuj1bxO3"/><text:span text:style-name="T56">(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628,&quot;uris&quot;:[&quot;http://zotero.org/users/615579/items/W7BJTTIC&quot;],&quot;uri&quot;:[&quot;http://zotero.org/users/615579/items/W7BJTTIC&quot;],&quot;itemData&quot;:{&quot;id&quot;:628,&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7yIuj1bxO3"/><text:span text:style-name="T80"> package “psych” </text:span><text:reference-mark-start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177Ae3lAr8"/><text:span text:style-name="T80">(Revelle, 2014)</text:span><text:reference-mark-end text:name="ZOTERO_ITEM CSL_CITATION {&quot;citationID&quot;:&quot;1073iq6igd&quot;,&quot;properties&quot;:{&quot;formattedCitation&quot;:&quot;(Revelle, 2014)&quot;,&quot;plainCitation&quot;:&quot;(Revelle, 2014)&quot;},&quot;citationItems&quot;:[{&quot;id&quot;:1193,&quot;uris&quot;:[&quot;http://zotero.org/users/615579/items/PJSQ6TV8&quot;],&quot;uri&quot;:[&quot;http://zotero.org/users/615579/items/PJSQ6TV8&quot;],&quot;itemData&quot;:{&quot;id&quot;:1193,&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177Ae3lAr8"/>.</text:p>
        </text:list-item>
        <text:list-item>
          <text:p text:style-name="P41"><text:span text:style-name="T84">Confirmatory factor analysis – we compared the fit indices for the four models evaluated by Forsberg, Halldin and Wennberg </text:span><text:reference-mark-start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jWjeEUZ6bP"/><text:span text:style-name="T84">(2003)</text:span><text:reference-mark-end text:name="ZOTERO_ITEM CSL_CITATION {&quot;citationID&quot;:&quot;1vmi8c1qid&quot;,&quot;properties&quot;:{&quot;formattedCitation&quot;:&quot;(2003)&quot;,&quot;plainCitation&quot;:&quot;(2003)&quot;},&quot;citationItems&quot;:[{&quot;id&quot;:471,&quot;uris&quot;:[&quot;http://zotero.org/users/615579/items/R2QVMPSV&quot;],&quot;uri&quot;:[&quot;http://zotero.org/users/615579/items/R2QVMPSV&quot;],&quot;itemData&quot;:{&quot;id&quot;:471,&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jWjeEUZ6bP"/>: <text:span text:style-name="T85">0-factor soluction; 1-factor solution; 3-factors ortogonal, and 3-factors correlated. Additionally, we included the 2 factor model proposed in the exploratory factor analysis. The fit indices used for comparisions were Tucker-Lewis Index (TLI) and Comparative Fit Index (CFI) where values greater than .90 indicated good fit. Akaike Information Criterion (AIC) and Bayesian Information Criterion (BIC) were also used,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YtT97xahli"/><text:span text:style-name="T85">(Brown, 2006)</text:span><text:reference-mark-end text:name="ZOTERO_ITEM CSL_CITATION {&quot;citationID&quot;:&quot;26q8d5ut0d&quot;,&quot;properties&quot;:{&quot;formattedCitation&quot;:&quot;(Brown, 2006)&quot;,&quot;plainCitation&quot;:&quot;(Brown, 2006)&quot;},&quot;citationItems&quot;:[{&quot;id&quot;:605,&quot;uris&quot;:[&quot;http://zotero.org/users/615579/items/XXCRCNH6&quot;],&quot;uri&quot;:[&quot;http://zotero.org/users/615579/items/XXCRCNH6&quot;],&quot;itemData&quot;:{&quot;id&quot;:605,&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YtT97xahli"/><text:span text:style-name="T85">.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DZgdNOjxsG"/><text:span text:style-name="T85">(Rosseel, 2012)</text:span><text:reference-mark-end text:name="ZOTERO_ITEM CSL_CITATION {&quot;citationID&quot;:&quot;2fv3ih7e3t&quot;,&quot;properties&quot;:{&quot;formattedCitation&quot;:&quot;(Rosseel, 2012)&quot;,&quot;plainCitation&quot;:&quot;(Rosseel, 2012)&quot;},&quot;citationItems&quot;:[{&quot;id&quot;:463,&quot;uris&quot;:[&quot;http://zotero.org/users/615579/items/39PEVZXT&quot;],&quot;uri&quot;:[&quot;http://zotero.org/users/615579/items/39PEVZXT&quot;],&quot;itemData&quot;:{&quot;id&quot;:463,&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DZgdNOjxsG"/><text:span text:style-name="T85">. Modification indices were</text:span><text:span text:style-name="T74"> </text:span><text:span text:style-name="T75">used to improve the final model fit. </text:span><text:span text:style-name="T77">The script of analysis and the data are available in this link: </text:span><office:annotation office:name="__Fieldmark__1445_1517460099"><dc:creator>Unknown Author</dc:creator><dc:date>2014-07-19T10:51:25</dc:date><text:list text:style-name=""><text:list-item><text:p><text:span text:style-name="T96">Insert link of our github repo here</text:span></text:p></text:list-item></text:list></office:annotation><text:span text:style-name="T77">(insert link)</text:span><office:annotation-end office:name="__Fieldmark__1445_1517460099"/><text:span text:style-name="T77">.</text:span></text:p>
        </text:list-item>
      </text:list>
      <text:h text:style-name="P69" text:outline-level="1">Results<office:annotation><dc:creator>Unknown Author</dc:creator><dc:date>2014-07-21T18:32:09.709818272</dc:date><text:list text:continue-numbering="true" text:style-name=""><text:list-item><text:p text:style-name="P85"><text:span text:style-name="T97">- exploratory analysis. Two factors , iteration and 1 factor solution.</text:span></text:p></text:list-item><text:list-item><text:p text:style-name="P85"><text:span text:style-name="T97"/></text:p></text:list-item><text:list-item><text:p text:style-name="P85"><text:span text:style-name="T97">- compare the created model with literature.</text:span></text:p></text:list-item><text:list-item><text:p text:style-name="P85"><text:span text:style-name="T97"/></text:p></text:list-item><text:list-item><text:p text:style-name="P85"><text:span text:style-name="T97">- show the model and how to compute it.</text:span></text:p></text:list-item><text:list-item><text:p text:style-name="P85"><text:span text:style-name="T97"/></text:p></text:list-item></text:list></office:annotation></text:h>
      <text:h text:style-name="P61" text:outline-level="2">Exploratory factor analysis</text:h>
      <text:p text:style-name="P15"><text:span text:style-name="T61">The</text:span><text:span text:style-name="T62"> sample was considered adequate for factor extraction according to Kayser-Meyer-Olkin and Bartlett's test of homogeneity of variances </text:span><text:span text:style-name="T55">(KMO = 0,89 </text:span><text:span text:style-name="T63">and</text:span><text:span text:style-name="T55"> </text:span><text:span text:style-name="T31">Bartlett</text:span><text:span text:style-name="T32">'s</text:span><text:span text:style-name="T31"> </text:span><text:span text:style-name="T11">χ</text:span><text:span text:style-name="T42">2</text:span><text:span text:style-name="T31"> = </text:span><text:span text:style-name="T32">79.97</text:span><text:span text:style-name="T31">, p &lt; 0,001). </text:span><text:span text:style-name="T32">Either the parallel analysis and the very simple structure methods suggested the existence of </text:span><text:span text:style-name="T34">three</text:span><text:span text:style-name="T32"> factors </text:span><text:span text:style-name="T33">(Eigenvalues of original data: F1 = 5.92; F2 = 1.66; F3 = 0.26; Eigenvalues of simulated data = F1 = 0.84; F2 = 0.29; F3 = 0.24)</text:span><text:span text:style-name="T32">, </text:span><text:span text:style-name="T34">but due to the small amount between the </text:span><text:span text:style-name="T38">eigenvalues</text:span><text:span text:style-name="T34"> of simulated and original data, we chose the solution of two factors. </text:span></text:p>
      <text:p text:style-name="P15"><text:span text:style-name="T34">The results of the factor loadings are shown in Table 2. </text:span><text:span text:style-name="T35">The two factor model explained 68% of variance </text:span><text:span text:style-name="T36">and</text:span><text:span text:style-name="T35"> </text:span><text:span text:style-name="T36">t</text:span><text:span text:style-name="T35">he correlation between factors was .26. </text:span><text:span text:style-name="T37">The reliability of the full scale was .88. </text:span><text:span text:style-name="T35">Differently of the original 3 factor model proposed by </text:span><text:span text:style-name="T30">Prochaska e DiClemente </text:span><text:reference-mark-start text:name="ZOTERO_ITEM CSL_CITATION {&quot;citationID&quot;:&quot;2l73sm47b8&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605Q3t9vpS"/><text:span text:style-name="T30">(1982) </text:span><text:reference-mark-end text:name="ZOTERO_ITEM CSL_CITATION {&quot;citationID&quot;:&quot;2l73sm47b8&quot;,&quot;properties&quot;:{&quot;formattedCitation&quot;:&quot;(1982)&quot;,&quot;plainCitation&quot;:&quot;(1982)&quot;},&quot;citationItems&quot;:[{&quot;id&quot;:301,&quot;uris&quot;:[&quot;http://zotero.org/users/615579/items/32CBKAVE&quot;],&quot;uri&quot;:[&quot;http://zotero.org/users/615579/items/32CBKAVE&quot;],&quot;itemData&quot;:{&quot;id&quot;:301,&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605Q3t9vpS"/><text:span text:style-name="T35">contemplation and pre-contemplation seemed to constitute the same factor. The factorial structure found was the same of the dutch validation which they used a principal c</text:span><text:bookmark-start text:name="__DdeLink__1440_1517460099"/><text:span text:style-name="T35">omponents </text:span><text:bookmark-end text:name="__DdeLink__1440_1517460099"/><text:span text:style-name="T35">analysis </text:span><text:reference-mark-start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jUljggbYxz"/><text:span text:style-name="T37">(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jUljggbYxz"/><text:span text:style-name="T39">.</text:span><text:span text:style-name="T37">The overall Cronbach's alpha was .88 (CI</text:span><text:span text:style-name="T47">95%</text:span><text:span text:style-name="T37"> = .85 - .92). For the first and second factors, the alpha was .91 (CI</text:span><text:span text:style-name="T47">95%</text:span><text:span text:style-name="T37"> = .87 - .94) and .82 (CI</text:span><text:span text:style-name="T47">95%</text:span><text:span text:style-name="T37"> = .75 - .89) respectively.</text:span></text:p>
      <text:h text:style-name="P60" text:outline-level="2"><text:soft-page-break/><text:span text:style-name="T41">C</text:span><text:span text:style-name="T12">onfirmatory factor analysis</text:span></text:h>
      <text:p text:style-name="P52"><text:span text:style-name="T28">The evaluation of the confirmatory models are described in table </text:span><text:span text:style-name="T40">3</text:span><text:span text:style-name="T28">.</text:span></text:p>
      <text:p text:style-name="P52"><text:span text:style-name="T28"/></text:p>
      <text:p text:style-name="P53"><text:span text:style-name="T28">Model improvement</text:span></text:p>
      <text:h text:style-name="Heading_20_1" text:outline-level="1"><text:span text:style-name="T35">D</text:span><text:span text:style-name="T29">iscussion</text:span></text:h>
      <text:p text:style-name="P16">Discuss the overall bad fit of different models.</text:p>
      <text:p text:style-name="P16">Portuguese version.</text:p>
      <text:p text:style-name="P17">The 'motivation factor' instead of transteoric model of change.</text:p>
      <text:p text:style-name="P14"/>
      <text:p text:style-name="P14"><text:span text:style-name="T72">diferencie os estágios de Pré-Contemplação e Contemplação, a estrutura fatorial do instrumento revelou que estes estágios compõem somente um componente, o que sugere um contínuo no escore de Contemplação. Ou seja, um escore elevado no fator pontuação significa maior Contemplação e escores menores Pré-contemplação. Resultado diferente dos estudos de validação do RCQ-12 em outros países </text:span><text:reference-mark-start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1057,&quot;uris&quot;:[&quot;http://zotero.org/users/615579/items/9IS96HJJ&quot;],&quot;uri&quot;:[&quot;http://zotero.org/users/615579/items/9IS96HJJ&quot;],&quot;itemData&quot;:{&quot;id&quot;:1057,&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cmov9ZfThI"/><text:span text:style-name="T44">(Defuentes-Merillas et al., 2002; Heather &amp; Stephen, 1993; Rodríguez-Martos et al., 2000; Rollnick et al., 1992)</text:span><text:reference-mark-end text:name="ZOTERO_ITEM CSL_CITATION {&quot;citationID&quot;:&quot;MzYWK2L2&quot;,&quot;properties&quot;:{&quot;formattedCitation&quot;:&quot;{\\rtf (Defuentes-Merillas et al., 2002; Heather &amp; Stephen, 1993; Rodr\\uc0\\u237{}guez-Martos et al., 2000; Rollnick et al., 1992)}&quot;,&quot;plainCitation&quot;:&quot;(Defuentes-Merillas et al., 2002; Heather &amp; Stephen, 1993; Rodríguez-Martos et al., 2000; Rollnick et al., 1992)&quot;},&quot;citationItems&quot;:[{&quot;id&quot;:1186,&quot;uris&quot;:[&quot;http://zotero.org/users/615579/items/FM5XM4H9&quot;],&quot;uri&quot;:[&quot;http://zotero.org/users/615579/items/FM5XM4H9&quot;],&quot;itemData&quot;:{&quot;id&quot;:1186,&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1057,&quot;uris&quot;:[&quot;http://zotero.org/users/615579/items/9IS96HJJ&quot;],&quot;uri&quot;:[&quot;http://zotero.org/users/615579/items/9IS96HJJ&quot;],&quot;itemData&quot;:{&quot;id&quot;:1057,&quot;type&quot;:&quot;report&quot;,&quot;title&quot;:&quot;Readiness to change questionnaire: users manual&quot;,&quot;publisher&quot;:&quot;National Drug and Alcohol Research Centre&quot;,&quot;page&quot;:&quot;29&quot;,&quot;URL&quot;:&quot;http://ndarc.med.unsw.edu.au/sites/default/files/ndarc/resources/TR.019.pdf&quot;,&quot;language&quot;:&quot;en&quot;,&quot;author&quot;:[{&quot;family&quot;:&quot;Heather&quot;,&quot;given&quot;:&quot;Nick&quot;},{&quot;family&quot;:&quot;Stephen&quot;,&quot;given&quot;:&quot;Rollnick&quot;}],&quot;issued&quot;:{&quot;date-parts&quot;:[[&quot;1993&quot;]]}}},{&quot;id&quot;:1199,&quot;uris&quot;:[&quot;http://zotero.org/users/615579/items/W974VHIH&quot;],&quot;uri&quot;:[&quot;http://zotero.org/users/615579/items/W974VHIH&quot;],&quot;itemData&quot;:{&quot;id&quot;:119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RcouBAn5/y4UNgOED&quot;,&quot;uris&quot;:[&quot;http://zotero.org/users/615579/items/4T9UZVD4&quot;],&quot;uri&quot;:[&quot;http://zotero.org/users/615579/items/4T9UZVD4&quot;],&quot;itemData&quot;:{&quot;id&quot;:&quot;RcouBAn5/y4UNgOED&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cmov9ZfThI"/><text:span text:style-name="T48">. </text:span></text:p>
      <text:p text:style-name="P9"/>
      <text:p text:style-name="P51"/>
      <text:p text:style-name="P8"><text:span text:style-name="T14">&lt;!-- </text:span><text:span text:style-name="T13">Parei aqui --&gt;</text:span></text:p>
      <text:p text:style-name="P1"/>
      <text:p text:style-name="P3">Confiabilidade</text:p>
      <text:p text:style-name="P4"><text:span text:style-name="T16">O alfa de Cronbach </text:span><text:span text:style-name="T17">da versão com 11 itens </text:span><text:span text:style-name="T16">foi de 0,</text:span><text:span text:style-name="T18">88</text:span><text:span text:style-name="T16"> (IC95% = 0,8</text:span><text:span text:style-name="T18">5</text:span><text:span text:style-name="T16"> – 0,9</text:span><text:span text:style-name="T18">0</text:span><text:span text:style-name="T16">)</text:span><text:span text:style-name="T18"> e de para os fatores Contemplação 0,93 </text:span><text:span text:style-name="T16">(IC95% = 0,</text:span><text:span text:style-name="T18">90</text:span><text:span text:style-name="T16"> – 0,9</text:span><text:span text:style-name="T18">5</text:span><text:span text:style-name="T16">) </text:span><text:span text:style-name="T18">e Ação 0,79 </text:span><text:span text:style-name="T16">(IC95% = 0,</text:span><text:span text:style-name="T18">73</text:span><text:span text:style-name="T16"> – 0,</text:span><text:span text:style-name="T18">84</text:span><text:span text:style-name="T16">). </text:span><text:span text:style-name="T18">Para o fator contemplação apresentou valores superiores aos estudos de validação em holandês (</text:span><text:span text:style-name="T3">α</text:span><text:span text:style-name="T45">pré-contemplação</text:span><text:span text:style-name="T18"> = 0,68; </text:span><text:span text:style-name="T3">α</text:span><text:span text:style-name="T45">contemplação </text:span><text:span text:style-name="T18">= 0,70), espanhol (</text:span><text:span text:style-name="T3">α</text:span><text:span text:style-name="T45">pré-contemplação </text:span><text:span text:style-name="T18">= 0,58; </text:span><text:span text:style-name="T3">α</text:span><text:span text:style-name="T45">contemplação </text:span><text:span text:style-name="T18">= 0,</text:span><text:span text:style-name="T19">75</text:span><text:span text:style-name="T18">) e a versão original ( </text:span><text:span text:style-name="T3">α</text:span><text:span text:style-name="T45">pré-contemplação</text:span><text:span text:style-name="T18"> = 0,73; </text:span><text:span text:style-name="T3">α</text:span><text:span text:style-name="T45">contemplação</text:span><text:span text:style-name="T18"> = 0,</text:span><text:span text:style-name="T19">80</text:span><text:span text:style-name="T18">). </text:span><text:span text:style-name="T19">Para o fator ação, o valor foi inferior ao encontrado na validação holandesa (</text:span><text:span text:style-name="T3">α</text:span><text:span text:style-name="T46">ação </text:span><text:span text:style-name="T18">= 0,</text:span><text:span text:style-name="T19">81), espanhola (</text:span><text:span text:style-name="T3">α</text:span><text:span text:style-name="T46">ação </text:span><text:span text:style-name="T18">= 0,</text:span><text:span text:style-name="T19">80) e o estudo original (</text:span><text:span text:style-name="T3">α</text:span><text:span text:style-name="T46">ação </text:span><text:span text:style-name="T18">= 0,</text:span><text:span text:style-name="T19">85).</text:span></text:p>
      <text:p text:style-name="P6"/>
      <text:p text:style-name="P56"><text:span text:style-name="T14"/></text:p>
      <text:p text:style-name="P10"/>
      <text:h text:style-name="P63" text:outline-level="2">Análise dos itens</text:h>
      <text:p text:style-name="P20"><text:span text:style-name="T79">Table</text:span> <text:span text:style-name="T79">1</text:span> – <text:span text:style-name="T79">Sample demographic characteristics </text:span></text:p>
      <table:table table:name="Tabela3" table:style-name="Tabela3">
        <table:table-column table:style-name="Tabela3.A"/>
        <table:table-column table:style-name="Tabela3.B"/>
        <table:table-row>
          <table:table-cell table:style-name="Tabela3.A1" office:value-type="string">
            <text:p text:style-name="P27">Items</text:p>
          </table:table-cell>
          <table:table-cell table:style-name="Tabela3.A1" office:value-type="string">
            <text:p text:style-name="P26">%</text:p>
          </table:table-cell>
        </table:table-row>
        <table:table-row>
          <table:table-cell table:style-name="Tabela3.A2" office:value-type="string">
            <text:p text:style-name="P27">Education</text:p>
          </table:table-cell>
          <table:table-cell table:style-name="Tabela3.A2" office:value-type="string">
            <text:p text:style-name="P26"/>
          </table:table-cell>
        </table:table-row>
        <table:table-row>
          <table:table-cell table:style-name="Tabela3.A2" office:value-type="string">
            <text:p text:style-name="P25"><text:s text:c="3"/><text:span text:style-name="T79">College</text:span></text:p>
          </table:table-cell>
          <table:table-cell table:style-name="Tabela3.A2" office:value-type="string">
            <text:p text:style-name="P30">72.1</text:p>
          </table:table-cell>
        </table:table-row>
        <table:table-row>
          <table:table-cell table:style-name="Tabela3.A2" office:value-type="string">
            <text:p text:style-name="P25"><text:s text:c="3"/><text:span text:style-name="T79">High school</text:span></text:p>
          </table:table-cell>
          <table:table-cell table:style-name="Tabela3.A2" office:value-type="string">
            <text:p text:style-name="P30">25.3</text:p>
          </table:table-cell>
        </table:table-row>
        <table:table-row>
          <table:table-cell table:style-name="Tabela3.A2" office:value-type="string">
            <text:p text:style-name="P25"><text:s text:c="3"/><text:span text:style-name="T79">Elementary</text:span></text:p>
          </table:table-cell>
          <table:table-cell table:style-name="Tabela3.A2" office:value-type="string">
            <text:p text:style-name="P30">2.6</text:p>
          </table:table-cell>
        </table:table-row>
        <table:table-row>
          <table:table-cell table:style-name="Tabela3.A2" office:value-type="string">
            <text:p text:style-name="P31"><text:span text:style-name="T79">Employment</text:span>?</text:p>
          </table:table-cell>
          <table:table-cell table:style-name="Tabela3.A2" office:value-type="string">
            <text:p text:style-name="P30"/>
          </table:table-cell>
        </table:table-row>
        <table:table-row>
          <table:table-cell table:style-name="Tabela3.A2" office:value-type="string">
            <text:p text:style-name="P31"><text:s text:c="3"/><text:span text:style-name="T79">Yes</text:span></text:p>
          </table:table-cell>
          <table:table-cell table:style-name="Tabela3.A2" office:value-type="string">
            <text:p text:style-name="P30">84.1</text:p>
          </table:table-cell>
        </table:table-row>
        <table:table-row>
          <table:table-cell table:style-name="Tabela3.A2" office:value-type="string">
            <text:p text:style-name="P31"><text:s text:c="3"/><text:span text:style-name="T79">No</text:span></text:p>
          </table:table-cell>
          <table:table-cell table:style-name="Tabela3.A2" office:value-type="string">
            <text:p text:style-name="P30">15.9</text:p>
          </table:table-cell>
        </table:table-row>
        <table:table-row>
          <table:table-cell table:style-name="Tabela3.A2" office:value-type="string">
            <text:p text:style-name="P27">Brazil's region</text:p>
          </table:table-cell>
          <table:table-cell table:style-name="Tabela3.A2" office:value-type="string">
            <text:p text:style-name="P30"/>
          </table:table-cell>
        </table:table-row>
        <table:table-row>
          <table:table-cell table:style-name="Tabela3.A2" office:value-type="string">
            <text:p text:style-name="P31"><text:s text:c="3"/><text:span text:style-name="T79">Southeast</text:span></text:p>
          </table:table-cell>
          <table:table-cell table:style-name="Tabela3.A2" office:value-type="string">
            <text:p text:style-name="P30">49.0</text:p>
          </table:table-cell>
        </table:table-row>
        <table:table-row>
          <table:table-cell table:style-name="Tabela3.A2" office:value-type="string">
            <text:p text:style-name="P31"><text:s text:c="3"/><text:span text:style-name="T79">Northeast</text:span></text:p>
          </table:table-cell>
          <table:table-cell table:style-name="Tabela3.A2" office:value-type="string">
            <text:p text:style-name="P30">22.0</text:p>
          </table:table-cell>
        </table:table-row>
        <table:table-row>
          <table:table-cell table:style-name="Tabela3.A2" office:value-type="string">
            <text:p text:style-name="P31"><text:s text:c="3"/><text:span text:style-name="T79">South</text:span></text:p>
          </table:table-cell>
          <table:table-cell table:style-name="Tabela3.A2" office:value-type="string">
            <text:p text:style-name="P30">17.1</text:p>
          </table:table-cell>
        </table:table-row>
        <table:table-row>
          <table:table-cell table:style-name="Tabela3.A2" office:value-type="string">
            <text:p text:style-name="P31"><text:s text:c="3"/><text:span text:style-name="T79">Middle-west</text:span></text:p>
          </table:table-cell>
          <table:table-cell table:style-name="Tabela3.A2" office:value-type="string">
            <text:p text:style-name="P30">11.1</text:p>
          </table:table-cell>
        </table:table-row>
        <table:table-row>
          <table:table-cell table:style-name="Tabela3.A2" office:value-type="string">
            <text:p text:style-name="P31"><text:s text:c="3"/><text:span text:style-name="T79">North</text:span></text:p>
          </table:table-cell>
          <table:table-cell table:style-name="Tabela3.A2" office:value-type="string">
            <text:p text:style-name="P30">0.<text:span text:style-name="T87">9</text:span></text:p>
          </table:table-cell>
        </table:table-row>
        <table:table-row>
          <table:table-cell table:style-name="Tabela3.A2" office:value-type="string">
            <text:p text:style-name="P29">AUDIT <text:span text:style-name="T79">Classification</text:span></text:p>
          </table:table-cell>
          <table:table-cell table:style-name="Tabela3.A2" office:value-type="string">
            <text:p text:style-name="P30"/>
          </table:table-cell>
        </table:table-row>
        <table:table-row>
          <table:table-cell table:style-name="Tabela3.A2" office:value-type="string">
            <text:p text:style-name="P29"><text:s text:c="3"/><text:span text:style-name="T79">Dependence</text:span></text:p>
          </table:table-cell>
          <table:table-cell table:style-name="Tabela3.A2" office:value-type="string">
            <text:p text:style-name="P28">33.9</text:p>
          </table:table-cell>
        </table:table-row>
        <table:table-row>
          <table:table-cell table:style-name="Tabela3.A2" office:value-type="string">
            <text:p text:style-name="P29"><text:s text:c="3"/><text:span text:style-name="T79">Low risk</text:span></text:p>
          </table:table-cell>
          <table:table-cell table:style-name="Tabela3.A2" office:value-type="string">
            <text:p text:style-name="P28">31.7</text:p>
          </table:table-cell>
        </table:table-row>
        <table:table-row>
          <table:table-cell table:style-name="Tabela3.A2" office:value-type="string">
            <text:p text:style-name="P29"><text:s text:c="3"/><text:span text:style-name="T79">At risk</text:span></text:p>
          </table:table-cell>
          <table:table-cell table:style-name="Tabela3.A2" office:value-type="string">
            <text:p text:style-name="P28">22.3</text:p>
          </table:table-cell>
        </table:table-row>
        <table:table-row>
          <table:table-cell table:style-name="Tabela3.A19" office:value-type="string">
            <text:p text:style-name="P29"><text:s text:c="3"/><text:span text:style-name="T79">High risk</text:span></text:p>
          </table:table-cell>
          <table:table-cell table:style-name="Tabela3.A19" office:value-type="string">
            <text:p text:style-name="P28"><text:span text:style-name="T87">11</text:span>.1</text:p>
          </table:table-cell>
        </table:table-row>
      </table:table>
      <text:p text:style-name="P19"/>
      <text:p text:style-name="P54"><text:span text:style-name="T21">Table</text:span><text:span text:style-name="T13"> 2 – </text:span><text:span text:style-name="T20">Factor loadings</text:span><text:span text:style-name="T22"> </text:span><text:span text:style-name="T20">with </text:span><text:span text:style-name="T27">an</text:span><text:span text:style-name="T20"> “Oblimin” rotation </text:span><text:span text:style-name="T26">separated </text:span><text:span text:style-name="T20">by factor</text:span><text:span text:style-name="T15">.</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2"/>
          </table:table-cell>
          <table:table-cell table:style-name="Tabela2.A1" table:number-columns-spanned="2" office:value-type="string">
            <text:p text:style-name="P71">Factor**</text:p>
          </table:table-cell>
          <table:covered-table-cell/>
          <table:table-cell table:style-name="Tabela2.A1" office:value-type="string">
            <text:p text:style-name="P34"/>
          </table:table-cell>
        </table:table-row>
        <table:table-row>
          <table:table-cell table:style-name="Tabela2.A2" office:value-type="string">
            <text:p text:style-name="P33">Ite<text:span text:style-name="T88">m</text:span>s*</text:p>
          </table:table-cell>
          <table:table-cell table:style-name="Tabela2.A2" office:value-type="string">
            <text:p text:style-name="P35">PC (+) e C(-)</text:p>
          </table:table-cell>
          <table:table-cell table:style-name="Tabela2.A2" office:value-type="string">
            <text:p text:style-name="P36">Action</text:p>
          </table:table-cell>
          <table:table-cell table:style-name="Tabela2.A2" office:value-type="string">
            <text:p text:style-name="P34">h2</text:p>
          </table:table-cell>
        </table:table-row>
        <table:table-row>
          <table:table-cell table:style-name="Tabela2.A3" office:value-type="string">
            <text:p text:style-name="P74">1. <text:span text:style-name="T24">I don't think I drink too much.</text:span></text:p>
          </table:table-cell>
          <table:table-cell table:style-name="Tabela2.A3" office:value-type="string">
            <text:p text:style-name="P37">-.8<text:span text:style-name="T88">8</text:span></text:p>
          </table:table-cell>
          <table:table-cell table:style-name="Tabela2.A3" office:value-type="string">
            <text:p text:style-name="P37"/>
          </table:table-cell>
          <table:table-cell table:style-name="Tabela2.A3" office:value-type="string">
            <text:p text:style-name="P38">.<text:span text:style-name="T88">72</text:span></text:p>
          </table:table-cell>
        </table:table-row>
        <table:table-row>
          <table:table-cell table:style-name="Tabela2.A3" office:value-type="string">
            <text:p text:style-name="P76">2. <text:span text:style-name="T24">I am trying to drink less than I used to.</text:span></text:p>
          </table:table-cell>
          <table:table-cell table:style-name="Tabela2.A3" office:value-type="string">
            <text:p text:style-name="P38">.4<text:span text:style-name="T88">0</text:span></text:p>
          </table:table-cell>
          <table:table-cell table:style-name="Tabela2.A3" office:value-type="string">
            <text:p text:style-name="P38">.5<text:span text:style-name="T88">5</text:span></text:p>
          </table:table-cell>
          <table:table-cell table:style-name="Tabela2.A3" office:value-type="string">
            <text:p text:style-name="P38">.<text:span text:style-name="T88">57</text:span></text:p>
          </table:table-cell>
        </table:table-row>
        <table:table-row>
          <table:table-cell table:style-name="Tabela2.A3" office:value-type="string">
            <text:p text:style-name="P75">3. <text:span text:style-name="T24">I enjoy my drinking, but sometimes I drink too much.</text:span></text:p>
          </table:table-cell>
          <table:table-cell table:style-name="Tabela2.A3" office:value-type="string">
            <text:p text:style-name="P37">.<text:span text:style-name="T88">84</text:span></text:p>
          </table:table-cell>
          <table:table-cell table:style-name="Tabela2.A3" office:value-type="string">
            <text:p text:style-name="P39"/>
          </table:table-cell>
          <table:table-cell table:style-name="Tabela2.A3" office:value-type="string">
            <text:p text:style-name="P38">.<text:span text:style-name="T88">66</text:span></text:p>
          </table:table-cell>
        </table:table-row>
        <table:table-row>
          <table:table-cell table:style-name="Tabela2.A3" office:value-type="string">
            <text:p text:style-name="P65"><text:span text:style-name="T91">4. </text:span><text:span text:style-name="T13">Sometimes I think I should cut down on my drinking.</text:span></text:p>
          </table:table-cell>
          <table:table-cell table:style-name="Tabela2.A3" office:value-type="string">
            <text:p text:style-name="P37">.<text:span text:style-name="T88">87</text:span></text:p>
          </table:table-cell>
          <table:table-cell table:style-name="Tabela2.A3" office:value-type="string">
            <text:p text:style-name="P37"/>
          </table:table-cell>
          <table:table-cell table:style-name="Tabela2.A3" office:value-type="string">
            <text:p text:style-name="P38">.<text:span text:style-name="T88">83</text:span></text:p>
          </table:table-cell>
        </table:table-row>
        <table:table-row>
          <table:table-cell table:style-name="Tabela2.A3" office:value-type="string">
            <text:p text:style-name="P77">5. <text:span text:style-name="T24">It is a waste of time thinking about drinking.</text:span></text:p>
          </table:table-cell>
          <table:table-cell table:style-name="Tabela2.A3" office:value-type="string">
            <text:p text:style-name="P37">-.<text:span text:style-name="T88">46</text:span></text:p>
          </table:table-cell>
          <table:table-cell table:style-name="Tabela2.A3" office:value-type="string">
            <text:p text:style-name="P37"/>
          </table:table-cell>
          <table:table-cell table:style-name="Tabela2.A3" office:value-type="string">
            <text:p text:style-name="P38">.<text:span text:style-name="T88">80</text:span></text:p>
          </table:table-cell>
        </table:table-row>
        <table:table-row>
          <table:table-cell table:style-name="Tabela2.A3" office:value-type="string">
            <text:p text:style-name="P75">6. <text:span text:style-name="T24">I have just recently changed my drinking habits.</text:span></text:p>
          </table:table-cell>
          <table:table-cell table:style-name="Tabela2.A3" office:value-type="string">
            <text:p text:style-name="P40"/>
          </table:table-cell>
          <table:table-cell table:style-name="Tabela2.A3" office:value-type="string">
            <text:p text:style-name="P37">.<text:span text:style-name="T88">90</text:span></text:p>
          </table:table-cell>
          <table:table-cell table:style-name="Tabela2.A3" office:value-type="string">
            <text:p text:style-name="P38">.<text:span text:style-name="T88">78</text:span></text:p>
          </table:table-cell>
        </table:table-row>
        <table:table-row>
          <table:table-cell table:style-name="Tabela2.A3" office:value-type="string">
            <text:p text:style-name="P75">7. <text:span text:style-name="T24">Anyone can talk about wanting to do something about drinking, but I am actually doing something about it.</text:span></text:p>
          </table:table-cell>
          <table:table-cell table:style-name="Tabela2.A3" office:value-type="string">
            <text:p text:style-name="P40"/>
          </table:table-cell>
          <table:table-cell table:style-name="Tabela2.A3" office:value-type="string">
            <text:p text:style-name="P37">.<text:span text:style-name="T88">67</text:span></text:p>
          </table:table-cell>
          <table:table-cell table:style-name="Tabela2.A3" office:value-type="string">
            <text:p text:style-name="P38">.<text:span text:style-name="T88">47</text:span></text:p>
          </table:table-cell>
        </table:table-row>
        <table:table-row>
          <table:table-cell table:style-name="Tabela2.A3" office:value-type="string">
            <text:p text:style-name="P76">8. <text:span text:style-name="T24">I am at the stage where I should cut down on my drinking.</text:span></text:p>
          </table:table-cell>
          <table:table-cell table:style-name="Tabela2.A3" office:value-type="string">
            <text:p text:style-name="P38">.<text:span text:style-name="T88">84</text:span></text:p>
          </table:table-cell>
          <table:table-cell table:style-name="Tabela2.A3" office:value-type="string">
            <text:p text:style-name="P37"/>
          </table:table-cell>
          <table:table-cell table:style-name="Tabela2.A3" office:value-type="string">
            <text:p text:style-name="P38">.<text:span text:style-name="T88">76</text:span></text:p>
          </table:table-cell>
        </table:table-row>
        <table:table-row>
          <table:table-cell table:style-name="Tabela2.A3" office:value-type="string">
            <text:p text:style-name="P75">9.<text:span text:style-name="T13"> </text:span><text:span text:style-name="T24">My drinking is a problem sometimes.</text:span></text:p>
          </table:table-cell>
          <table:table-cell table:style-name="Tabela2.A3" office:value-type="string">
            <text:p text:style-name="P37">.<text:span text:style-name="T88">86</text:span></text:p>
          </table:table-cell>
          <table:table-cell table:style-name="Tabela2.A3" office:value-type="string">
            <text:p text:style-name="P40"/>
          </table:table-cell>
          <table:table-cell table:style-name="Tabela2.A3" office:value-type="string">
            <text:p text:style-name="P38">.<text:span text:style-name="T88">70</text:span></text:p>
          </table:table-cell>
        </table:table-row>
        <table:table-row>
          <table:table-cell table:style-name="Tabela2.A3" office:value-type="string">
            <text:p text:style-name="P75">10. <text:span text:style-name="T24">There is no </text:span><text:span text:style-name="T25">n</text:span><text:span text:style-name="T24">eed for me to think about changing my drinking.</text:span></text:p>
          </table:table-cell>
          <table:table-cell table:style-name="Tabela2.A3" office:value-type="string">
            <text:p text:style-name="P37">-.<text:span text:style-name="T88">88</text:span></text:p>
          </table:table-cell>
          <table:table-cell table:style-name="Tabela2.A3" office:value-type="string">
            <text:p text:style-name="P37"/>
          </table:table-cell>
          <table:table-cell table:style-name="Tabela2.A3" office:value-type="string">
            <text:p text:style-name="P38">.<text:span text:style-name="T88">84</text:span></text:p>
          </table:table-cell>
        </table:table-row>
        <table:table-row>
          <table:table-cell table:style-name="Tabela2.A3" office:value-type="string">
            <text:p text:style-name="P75">11. <text:span text:style-name="T24">I am actually changing my drinking habits right now.</text:span></text:p>
          </table:table-cell>
          <table:table-cell table:style-name="Tabela2.A3" office:value-type="string">
            <text:p text:style-name="P40"/>
          </table:table-cell>
          <table:table-cell table:style-name="Tabela2.A3" office:value-type="string">
            <text:p text:style-name="P37">.<text:span text:style-name="T88">91</text:span></text:p>
          </table:table-cell>
          <table:table-cell table:style-name="Tabela2.A3" office:value-type="string">
            <text:p text:style-name="P38">.<text:span text:style-name="T88">84</text:span></text:p>
          </table:table-cell>
        </table:table-row>
        <table:table-row>
          <table:table-cell table:style-name="Tabela2.A2" office:value-type="string">
            <text:p text:style-name="P75">12. <text:span text:style-name="T24">Drinking less alcohol would be pointless for me.</text:span></text:p>
          </table:table-cell>
          <table:table-cell table:style-name="Tabela2.A2" office:value-type="string">
            <text:p text:style-name="P37">-.<text:span text:style-name="T88">84</text:span></text:p>
          </table:table-cell>
          <table:table-cell table:style-name="Tabela2.A2" office:value-type="string">
            <text:p text:style-name="P37"/>
          </table:table-cell>
          <table:table-cell table:style-name="Tabela2.A2" office:value-type="string">
            <text:p text:style-name="P38">.<text:span text:style-name="T88">78</text:span></text:p>
          </table:table-cell>
        </table:table-row>
      </table:table>
      <text:p text:style-name="P66"><text:span text:style-name="T88">* PC – Pre-contemplation and C – Contemplation. Proportion of variances explained by factor: PC-C (47%) and Action (21%).</text:span></text:p>
      <text:p text:style-name="P66"/>
      <text:p text:style-name="P66">* <text:span text:style-name="T88">Portuguese translation– </text:span><text:span text:style-name="T92">1. </text:span><text:span text:style-name="T94">'</text:span><text:span text:style-name="T92">Eu acho que bebo demais</text:span><text:span text:style-name="T94">'</text:span><text:span text:style-name="T92">; </text:span><text:span text:style-name="T93">2. </text:span><text:span text:style-name="T94">'</text:span><text:span text:style-name="T93">Estou tentando beber menos do que costumava beber</text:span><text:span text:style-name="T94">'</text:span><text:span text:style-name="T93">; </text:span><text:span text:style-name="T94">3. '</text:span><text:span text:style-name="T92">Eu gosto de beber, mas às vezes eu bebo demais</text:span><text:span text:style-name="T94">'</text:span><text:span text:style-name="T92">; 4. </text:span><text:span text:style-name="T94">'</text:span><text:span text:style-name="T92">Às vezes eu acho que deveria reduzir o meu consumo de álcool</text:span><text:span text:style-name="T94">'</text:span><text:span text:style-name="T92">; </text:span><text:span text:style-name="T94">5. '</text:span><text:span text:style-name="T95">É um desperdício de tempo pensar sobre o meu consumo de álcool</text:span><text:span text:style-name="T94">'</text:span><text:span text:style-name="T95">; </text:span><text:span text:style-name="T94">6. '</text:span><text:span text:style-name="T92">Eu mudei recentemente meus hábitos de consumo</text:span><text:span text:style-name="T94">'</text:span><text:span text:style-name="T92">; </text:span><text:span text:style-name="T94">7. '</text:span><text:span text:style-name="T92">Qualquer pessoa pode falar sobre querer fazer algo relacionado ao consumo de álcool, mas eu estou realmente fazendo algo sobre isso</text:span><text:span text:style-name="T94">'</text:span><text:span text:style-name="T92">; </text:span><text:span text:style-name="T94">8. '</text:span><text:span text:style-name="T93">Eu estou em um momento em que eu deveria pensar em beber menos álcool</text:span><text:span text:style-name="T94">'</text:span><text:span text:style-name="T93">; </text:span><text:span text:style-name="T94">9. '</text:span><text:span text:style-name="T92">Algumas vezes, meu consumo é um problema</text:span><text:span text:style-name="T94">'</text:span><text:span text:style-name="T92">; </text:span><text:span text:style-name="T94">10. '</text:span><text:span text:style-name="T92">Sinto necessidade de pensar em mudar minha maneira de beber</text:span><text:span text:style-name="T94">'</text:span><text:span text:style-name="T92">; </text:span><text:span text:style-name="T94">11. '</text:span><text:span text:style-name="T92">Atualmente, eu de fato estou mudando meus hábitos de consumo</text:span><text:span text:style-name="T94">'</text:span><text:span text:style-name="T92">; </text:span><text:span text:style-name="T94">12. '</text:span><text:span text:style-name="T92">Beber menos álcool poderia me beneficiar</text:span><text:span text:style-name="T94">'</text:span><text:span text:style-name="T95">. </text:span></text:p>
      <text:p text:style-name="P64"/>
      <text:p text:style-name="P22"/>
      <text:p text:style-name="P23">rcq$scorePc <text:s/>&lt;- rcq$rcq_1 + rcq$rcq_5 + rcq$rcq_10 + rcq$rcq_12</text:p>
      <text:p text:style-name="P23">rcq$scoreC &lt;- rcq$rcq_3 + rcq$rcq_4 + rcq$rcq_8 + rcq$rcq_9</text:p>
      <text:p text:style-name="P23">rcq$scoreA <text:s/>&lt;- rcq$rcq_2 + rcq$rcq_6 + rcq$rcq_7 + rcq$rcq_11</text:p>
      <text:p text:style-name="P21"/>
      <text:p text:style-name="P21"/>
      <text:p text:style-name="P24"><text:span text:style-name="T43">C</text:span>ontemplação – 03, 04, 08, 09 - OK</text:p>
      <text:p text:style-name="P24"><text:span text:style-name="T43">Pré-</text:span>Contemplação – 01,10,12*</text:p>
      <text:p text:style-name="P24">Ação – 02,06,07,11 – OK</text:p>
      <text:p text:style-name="P24"/>
      <text:p text:style-name="P11"/>
      <text:p text:style-name="P55"><text:span text:style-name="T13">Table 3 – Comparisons among confirmatory models</text:span></text:p>
      <table:table table:name="Table1" table:style-name="Table1">
        <table:table-column table:style-name="Table1.A"/>
        <table:table-column table:style-name="Table1.B" table:number-columns-repeated="6"/>
        <table:table-row>
          <table:table-cell table:style-name="Table1.A1" office:value-type="string">
            <text:p text:style-name="P72"><text:span text:style-name="T89">Models</text:span></text:p>
          </table:table-cell>
          <table:table-cell table:style-name="Table1.A1" office:value-type="string">
            <text:p text:style-name="P78">CFI</text:p>
          </table:table-cell>
          <table:table-cell table:style-name="Table1.A1" office:value-type="string">
            <text:p text:style-name="P78">RMSE<text:span text:style-name="T90">A</text:span></text:p>
          </table:table-cell>
          <table:table-cell table:style-name="Table1.A1" office:value-type="string">
            <text:p text:style-name="P81">SRMR</text:p>
          </table:table-cell>
          <table:table-cell table:style-name="Table1.A1" office:value-type="string">
            <text:p text:style-name="P78">BIC</text:p>
          </table:table-cell>
          <table:table-cell table:style-name="Table1.A1" office:value-type="string">
            <text:p text:style-name="P78">AIC</text:p>
          </table:table-cell>
          <table:table-cell table:style-name="Table1.A1" office:value-type="string">
            <text:p text:style-name="P81">X²</text:p>
          </table:table-cell>
        </table:table-row>
        <table:table-row>
          <table:table-cell table:style-name="Table1.A2" office:value-type="string">
            <text:p text:style-name="P79"><text:span text:style-name="T90">One </text:span>factor</text:p>
          </table:table-cell>
          <table:table-cell table:style-name="Table1.A2" office:value-type="string">
            <text:p text:style-name="P82"/>
          </table:table-cell>
          <table:table-cell table:style-name="Table1.A2" office:value-type="string">
            <text:p text:style-name="P82"/>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row>
        <table:table-row>
          <table:table-cell table:style-name="Table1.A2" office:value-type="string">
            <text:p text:style-name="P79"><text:span text:style-name="T90">Two </text:span>factor </text:p>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row>
        <table:table-row>
          <table:table-cell table:style-name="Table1.A2" office:value-type="string">
            <text:p text:style-name="P73"><text:span text:style-name="T90">Three factor orthogonal</text:span></text:p>
          </table:table-cell>
          <table:table-cell table:style-name="Table1.A2" office:value-type="string">
            <text:p text:style-name="P82"/>
          </table:table-cell>
          <table:table-cell table:style-name="Table1.A2" office:value-type="string">
            <text:p text:style-name="P84"/>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row>
        <table:table-row>
          <table:table-cell table:style-name="Table1.A5" office:value-type="string">
            <text:p text:style-name="P80"><text:span text:style-name="T13">Three factor correlated</text:span></text:p>
          </table:table-cell>
          <table:table-cell table:style-name="Table1.A5" office:value-type="string">
            <text:p text:style-name="P82"/>
          </table:table-cell>
          <table:table-cell table:style-name="Table1.A5" office:value-type="string">
            <text:p text:style-name="P82"/>
          </table:table-cell>
          <table:table-cell table:style-name="Table1.A5" office:value-type="string">
            <text:p text:style-name="P83"/>
          </table:table-cell>
          <table:table-cell table:style-name="Table1.A5" office:value-type="string">
            <text:p text:style-name="P83"/>
          </table:table-cell>
          <table:table-cell table:style-name="Table1.A5" office:value-type="string">
            <text:p text:style-name="P83"/>
          </table:table-cell>
          <table:table-cell table:style-name="Table1.A5" office:value-type="string">
            <text:p text:style-name="P83"/>
          </table:table-cell>
        </table:table-row>
      </table:table>
      <text:p text:style-name="P67"><text:span text:style-name="T23"/></text:p>
      <text:h text:style-name="P70" text:outline-level="1">References</text:h>
      <text:section text:style-name="Sect1" text:name="ZOTERO_BIBL {&quot;custom&quot;:[]} CSL_BIBLIOGRAPHY RNDzepFSqe7fs">
        <text:p text:style-name="Bibliography_20_1"><text:span text:style-name="T83">Brown, T. A. (2006). </text:span><text:span text:style-name="T6">Confirmatory factor analysis for applied research</text:span><text:span text:style-name="T8">. New York: Guilford Press.</text:span></text:p>
        <text:p text:style-name="Bibliography_20_1"><text:span text:style-name="T8">Cronbach, L. (1951). Coefficient alpha and the internal structure of tests. </text:span><text:span text:style-name="T6">Psychometrika</text:span><text:span text:style-name="T8">, </text:span><text:span text:style-name="T6">16</text:span><text:span text:style-name="T8">(3), 297–334. doi:10.1007/BF02310555</text:span></text:p>
        <text:p text:style-name="Bibliography_20_1"><text:span text:style-name="T8">Defuentes-Merillas, L., Dejong, C. A. J., &amp; Schippers, G. M. (2002). Reliability and validity of the Dutch version of the Readiness to Change Questionnaire. </text:span><text:span text:style-name="T6">Alcohol and Alcoholism (Oxford, Oxfordshire)</text:span><text:span text:style-name="T8">, </text:span><text:span text:style-name="T6">37</text:span><text:span text:style-name="T8">(1), 93–99.</text:span></text:p>
        <text:p text:style-name="Bibliography_20_1"><text:span text:style-name="T8">Fabrigar, L. R., Wegener, D. T., MacCallum, R. C., &amp; Strahan, E. J. (1999). Evaluating the use of exploratory factor analysis in psychological research. </text:span><text:span text:style-name="T6">Psychological Methods</text:span><text:span text:style-name="T8">, </text:span><text:span text:style-name="T6">4</text:span><text:span text:style-name="T8">(3), 272.</text:span></text:p>
        <text:p text:style-name="Bibliography_20_1"><text:span text:style-name="T8">Forsberg, L., Halldin, J., &amp; Wennberg, P. (2003). Psychometric Properties and Factor Structure of the Readiness to Change Questionnaire. </text:span><text:span text:style-name="T6">Alcohol and Alcoholism</text:span><text:span text:style-name="T8">, </text:span><text:span text:style-name="T6">38</text:span><text:span text:style-name="T8">(3), 276–280. doi:10.1093/alcalc/agg067</text:span></text:p>
        <text:p text:style-name="Bibliography_20_1"><text:span text:style-name="T8">Garrido, L. E., Abad, F. J., &amp; Ponsoda, V. (2013). A new look at Horn’s parallel analysis with ordinal variables. </text:span><text:span text:style-name="T6">Psychological Methods</text:span><text:span text:style-name="T8">, </text:span><text:span text:style-name="T6">18</text:span><text:span text:style-name="T8">(4), 454–474. doi:10.1037/a0030005</text:span></text:p>
        <text:p text:style-name="Bibliography_20_1"><text:span text:style-name="T8">Heather, N., &amp; Stephen, R. (1993). </text:span><text:span text:style-name="T6">Readiness to change questionnaire: users manual</text:span><text:span text:style-name="T8"> (p. 29). National Drug and Alcohol Research Centre. Retrieved from http://ndarc.med.unsw.edu.au/sites/default/files/ndarc/resources/TR.019.pdf</text:span></text:p>
        <text:p text:style-name="Bibliography_20_1"><text:span text:style-name="T8">Horn, J. L. (1965). A rationale and test for the number of factors in factor analysis. </text:span><text:span text:style-name="T6">Psychometrika</text:span><text:span text:style-name="T8">, </text:span><text:span text:style-name="T6">30</text:span><text:span text:style-name="T8">(2), 179–185. doi:10.1007/BF02289447</text:span></text:p>
        <text:p text:style-name="Bibliography_20_1"><text:span text:style-name="T8">Lima, C. T., Freire, A. C. C., Silva, A. P. B., Teixeira, R. M., Farrell, M., &amp; Prince, M. (2005). Concurrent and Construct Validity of the Audit in an Urban Brazilian Sample. </text:span><text:span text:style-name="T6">Alcohol and Alcoholism</text:span><text:span text:style-name="T8">, </text:span><text:span text:style-name="T6">40</text:span><text:span text:style-name="T8">(6), 584–589. doi:10.1093/alcalc/agh202</text:span></text:p>
        <text:p text:style-name="Bibliography_20_1"><text:span text:style-name="T8">Meneses-Gaya, C. de, Zuardi, A. W., Loureiro, S. R., &amp; Crippa, J. A. S. (2009). Alcohol Use Disorders Identification Test (AUDIT): an updated systematic review of psychometric properties. </text:span><text:span text:style-name="T6">Psychology &amp;amp; Neuroscience</text:span><text:span text:style-name="T8">, </text:span><text:span text:style-name="T6">2</text:span><text:span text:style-name="T8">(1), 83–97. doi:10.3922/j.psns.2009.1.12</text:span></text:p>
        <text:p text:style-name="Bibliography_20_1"><text:span text:style-name="T8">Prochaska, J. O., &amp; DiClemente, C. C. (1982). Transtheoretical therapy: Toward a more integrative model of change. </text:span><text:span text:style-name="T6">Psychotherapy: Theory, Research &amp; Practice</text:span><text:span text:style-name="T8">, </text:span><text:span text:style-name="T6">19</text:span><text:span text:style-name="T8">(3), 276–288. doi:10.1037/h0088437</text:span></text:p>
        <text:p text:style-name="Bibliography_20_1"><text:span text:style-name="T8">R Development Core Team. (2014). </text:span><text:span text:style-name="T6">R: A language and environment for statistical <text:s text:c="2"/>computing</text:span><text:span text:style-name="T8">. </text:span><text:soft-page-break/><text:span text:style-name="T8">Viena: R Foundation for Statistical Computing. Retrieved from http://www.R-project.org</text:span></text:p>
        <text:p text:style-name="Bibliography_20_1"><text:span text:style-name="T8">Revelle, W. (2014). </text:span><text:span text:style-name="T6">psych: Procedures for Psychological, Psychometric, and Personality Research</text:span><text:span text:style-name="T8">. Evanston, Illinois. Retrieved from http://CRAN.R-project.org/package=psych</text:span></text:p>
        <text:p text:style-name="Bibliography_20_1"><text:span text:style-name="T8">Revelle, W., &amp; Rocklin, T. (1979). Very Simple Structure: An Alternative Procedure For Estimating The Optimal Number Of Interpretable Factors. </text:span><text:span text:style-name="T6">Multivariate Behavioral Research</text:span><text:span text:style-name="T8">, </text:span><text:span text:style-name="T6">14</text:span><text:span text:style-name="T8">(4), 403–414. doi:10.1207/s15327906mbr1404_2</text:span></text:p>
        <text:p text:style-name="Bibliography_20_1"><text:span text:style-name="T8">Rodríguez-Martos, A., Rubio, G., Aubà, J., Santo-Domingo, J., Torralba, L., &amp; Campillo, M. (2000). Readiness to change questionnaire: reliability study of its Spanish version. </text:span><text:span text:style-name="T6">Alcohol and Alcoholism (Oxford, Oxfordshire)</text:span><text:span text:style-name="T8">, </text:span><text:span text:style-name="T6">35</text:span><text:span text:style-name="T8">(3), 270–275.</text:span></text:p>
        <text:p text:style-name="Bibliography_20_1"><text:span text:style-name="T8">Rollnick, S., Heather, N., Gold, R., &amp; Hall, W. (1992). Development of a short “readiness to change” questionnaire for use in brief, opportunistic interventions among excessive drinkers. </text:span><text:span text:style-name="T6">British Journal of Addiction</text:span><text:span text:style-name="T8">, </text:span><text:span text:style-name="T6">87</text:span><text:span text:style-name="T8">(5), 743–754.</text:span></text:p>
        <text:p text:style-name="Bibliography_20_1"><text:span text:style-name="T8">Rosseel, Y. (2012). lavaan: An R Package for Structural Equation Modeling. </text:span><text:span text:style-name="T6">Journal of Statistical Software</text:span><text:span text:style-name="T8">, </text:span><text:span text:style-name="T6">48</text:span><text:span text:style-name="T8">(2), 1–36.</text:span></text:p>
        <text:p text:style-name="Bibliography_20_1"><text:span text:style-name="T8">Santos, W. S. dos, Gouveia, V. V., Fernandes, D. P., Souza, S. S. B. de, &amp; Grangeiro, A. S. de M. (2012). Alcohol Use Disorder Identification Test (AUDIT): exploring its psychometric parameters. </text:span><text:span text:style-name="T6">Jornal Brasileiro de Psiquiatria</text:span><text:span text:style-name="T8">, </text:span><text:span text:style-name="T6">61</text:span><text:span text:style-name="T8">(3), 117–123. doi:10.1590/S0047-20852012000300001</text:span></text:p>
      </text:section>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5in"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7-21T19:29:52.545390802</dc:date>
    <meta:editing-duration>PT22H32M43S</meta:editing-duration>
    <meta:editing-cycles>47</meta:editing-cycles>
    <meta:generator>LibreOffice/4.1.3.2$Linux_ARM_EABI LibreOffice_project/410m0$Build-2</meta:generator>
    <meta:document-statistic meta:table-count="3" meta:image-count="0" meta:object-count="0" meta:page-count="10" meta:paragraph-count="160" meta:word-count="2152" meta:character-count="14086" meta:non-whitespace-character-count="12045"/>
    <meta:user-defined meta:name="ZOTERO_PREF_1">&lt;data data-version="3" zotero-version="4.0.21.5"&gt;&lt;session id="SLrjgK0u"/&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